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MS Gothic" svg:font-family="'MS Gothic', 'ＭＳ ゴシック'" style:font-family-generic="modern"/>
    <style:font-face style:name="FreeSans" svg:font-family="FreeSans, 'Times New Roman'" style:font-family-generic="roman"/>
    <style:font-face style:name="Calibri" svg:font-family="Calibri" style:font-pitch="variable"/>
    <style:font-face style:name="Calibri Light" svg:font-family="'Calibri Light'" style:font-pitch="variable"/>
    <style:font-face style:name="Courier New" svg:font-family="'Courier New'" style:font-pitch="variable"/>
    <style:font-face style:name="Droid Sans Fallback" svg:font-family="'Droid Sans Fallback', Cambria" style:font-pitch="variable"/>
    <style:font-face style:name="Lucida Grande" svg:font-family="'Lucida Grande'" style:font-pitch="variable"/>
    <style:font-face style:name="OpenSymbol" svg:font-family="OpenSymbol, 'Arial Unicode M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style:font-name-complex="Times New Roman"/>
    </style:style>
    <style:style style:name="P3" style:family="paragraph" style:parent-style-name="Standard">
      <style:paragraph-properties fo:text-align="justify" style:justify-single-word="false"/>
      <style:text-properties fo:language="en" fo:country="GB" style:font-name-complex="Times New Roman"/>
    </style:style>
    <style:style style:name="P4" style:family="paragraph" style:parent-style-name="Standard">
      <style:text-properties fo:language="en" fo:country="GB" fo:font-style="italic" style:font-style-asian="italic" style:font-name-complex="Times New Roman"/>
    </style:style>
    <style:style style:name="P5" style:family="paragraph" style:parent-style-name="Standard">
      <style:paragraph-properties fo:text-align="center" style:justify-single-word="false"/>
      <style:text-properties style:font-name="Arial" fo:font-size="14pt" fo:language="es" fo:country="ES" fo:font-weight="bold" style:font-size-asian="14pt" style:font-weight-asian="bold" style:font-name-complex="Arial" style:font-size-complex="14pt"/>
    </style:style>
    <style:style style:name="P6" style:family="paragraph" style:parent-style-name="Standard">
      <style:paragraph-properties fo:text-align="center" style:justify-single-word="false"/>
      <style:text-properties style:font-name="Arial" fo:font-size="14pt" fo:language="es" fo:country="ES" fo:font-style="italic" fo:font-weight="bold" style:font-size-asian="14pt" style:font-style-asian="italic" style:font-weight-asian="bold" style:font-name-complex="Arial" style:font-size-complex="14pt"/>
    </style:style>
    <style:style style:name="P7" style:family="paragraph" style:parent-style-name="Standard">
      <style:paragraph-properties fo:text-align="center" style:justify-single-word="false"/>
      <style:text-properties style:font-name="Arial" fo:font-size="14pt" fo:language="en" fo:country="GB" fo:font-weight="bold" style:font-size-asian="14pt" style:font-weight-asian="bold" style:font-name-complex="Arial" style:font-size-complex="14pt"/>
    </style:style>
    <style:style style:name="P8" style:family="paragraph" style:parent-style-name="Standard">
      <style:text-properties style:font-name="Arial" fo:font-size="14pt" fo:language="en" fo:country="GB" fo:font-style="italic" fo:font-weight="bold" style:font-size-asian="14pt" style:font-style-asian="italic" style:font-weight-asian="bold" style:font-name-complex="Arial" style:font-size-complex="14pt"/>
    </style:style>
    <style:style style:name="P9" style:family="paragraph" style:parent-style-name="Standard">
      <style:paragraph-properties fo:text-align="center" style:justify-single-word="false"/>
      <style:text-properties style:font-name="Arial" fo:font-size="14pt" fo:language="en" fo:country="GB" fo:font-style="italic" fo:font-weight="bold" style:font-size-asian="14pt" style:font-style-asian="italic" style:font-weight-asian="bold" style:font-name-complex="Arial"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language="es" fo:country="ES" style:font-name-complex="Times New Roman"/>
    </style:style>
    <style:style style:name="P12" style:family="paragraph" style:parent-style-name="Standard">
      <style:paragraph-properties fo:text-align="justify" style:justify-single-word="false"/>
      <style:text-properties fo:font-size="10pt" fo:language="en" fo:country="GB" style:font-size-asian="10pt" style:font-name-complex="Times New Roman" style:font-size-complex="10pt"/>
    </style:style>
    <style:style style:name="P13" style:family="paragraph" style:parent-style-name="Standard">
      <style:paragraph-properties fo:text-align="justify" style:justify-single-word="false"/>
      <style:text-properties fo:language="fr" fo:country="FR" style:font-name-complex="Times New Roman"/>
    </style:style>
    <style:style style:name="P14" style:family="paragraph" style:parent-style-name="Standard">
      <style:paragraph-properties fo:text-align="justify" style:justify-single-word="false"/>
      <style:text-properties fo:language="nb" fo:country="NO" style:font-name-complex="Times New Roman"/>
    </style:style>
    <style:style style:name="P15" style:family="paragraph" style:parent-style-name="Standard">
      <style:paragraph-properties fo:text-align="justify" style:justify-single-word="false"/>
      <style:text-properties fo:font-size="18pt" fo:language="en" fo:country="GB" fo:font-weight="bold" style:font-size-asian="18pt" style:font-weight-asian="bold" style:font-name-complex="Times New Roman" style:font-size-complex="18pt"/>
    </style:style>
    <style:style style:name="P16" style:family="paragraph" style:parent-style-name="Standard">
      <style:text-properties fo:font-size="16pt" fo:language="en" fo:country="GB" fo:font-weight="bold" style:font-size-asian="16pt" style:font-weight-asian="bold" style:font-name-complex="Times New Roman" style:font-size-complex="16pt"/>
    </style:style>
    <style:style style:name="P17" style:family="paragraph" style:parent-style-name="Standard">
      <style:paragraph-properties fo:text-align="justify" style:justify-single-word="false"/>
      <style:text-properties fo:font-size="16pt" fo:language="en" fo:country="GB" fo:font-weight="bold" style:font-size-asian="16pt" style:font-weight-asian="bold" style:font-name-complex="Times New Roman" style:font-size-complex="16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justify" style:justify-single-word="false"/>
    </style:style>
    <style:style style:name="P20" style:family="paragraph" style:parent-style-name="Standard">
      <style:paragraph-properties fo:margin-top="0in" fo:margin-bottom="0in" loext:contextual-spacing="false" fo:text-align="justify" style:justify-single-word="false"/>
      <style:text-properties fo:language="es" fo:country="ES" style:font-name-complex="Times New Roman"/>
    </style:style>
    <style:style style:name="P21" style:family="paragraph" style:parent-style-name="Standard">
      <style:paragraph-properties fo:margin-top="0in" fo:margin-bottom="0in" loext:contextual-spacing="false" fo:text-align="justify" style:justify-single-word="false"/>
      <style:text-properties fo:font-size="10pt" fo:language="en" fo:country="GB" style:font-size-asian="10pt" style:font-name-complex="Times New Roman" style:font-size-complex="10pt"/>
    </style:style>
    <style:style style:name="P22" style:family="paragraph" style:parent-style-name="Standard">
      <style:paragraph-properties fo:margin-top="0in" fo:margin-bottom="0in" loext:contextual-spacing="false"/>
      <style:text-properties fo:language="fr" fo:country="FR" style:font-name-complex="Times New Roman"/>
    </style:style>
    <style:style style:name="P23" style:family="paragraph" style:parent-style-name="Standard">
      <style:paragraph-properties fo:margin-top="0in" fo:margin-bottom="0in" loext:contextual-spacing="false" fo:text-align="justify" style:justify-single-word="false"/>
      <style:text-properties fo:language="fr" fo:country="FR" style:font-name-complex="Times New Roman"/>
    </style:style>
    <style:style style:name="P24" style:family="paragraph" style:parent-style-name="Standard">
      <style:paragraph-properties fo:margin-top="0in" fo:margin-bottom="0in" loext:contextual-spacing="false" fo:text-align="justify" style:justify-single-word="false"/>
      <style:text-properties fo:language="en" fo:country="GB" style:font-name-complex="Times New Roman"/>
    </style:style>
    <style:style style:name="P25" style:family="paragraph" style:parent-style-name="Standard">
      <style:paragraph-properties fo:margin-top="0in" fo:margin-bottom="0in" loext:contextual-spacing="false" fo:line-height="100%" fo:text-align="justify" style:justify-single-word="false"/>
      <style:text-properties fo:language="en" fo:country="GB" style:font-name-complex="Times New Roman"/>
    </style:style>
    <style:style style:name="P26" style:family="paragraph" style:parent-style-name="Standard">
      <style:paragraph-properties fo:margin-top="0in" fo:margin-bottom="0in" loext:contextual-spacing="false" fo:line-height="100%"/>
      <style:text-properties fo:language="en" fo:country="GB" fo:font-weight="bold" style:font-weight-asian="bold" style:font-name-complex="Times New Roman"/>
    </style:style>
    <style:style style:name="P27" style:family="paragraph" style:parent-style-name="Standard">
      <style:paragraph-properties fo:margin-top="0in" fo:margin-bottom="0in" loext:contextual-spacing="false" fo:line-height="100%" fo:text-align="justify" style:justify-single-word="false"/>
    </style:style>
    <style:style style:name="P28" style:family="paragraph" style:parent-style-name="Standard">
      <style:paragraph-properties fo:margin-top="0in" fo:margin-bottom="0.111in" loext:contextual-spacing="false" fo:keep-with-next="auto"/>
      <style:text-properties fo:language="en" fo:country="GB" style:font-name-complex="Times New Roman"/>
    </style:style>
    <style:style style:name="P29" style:family="paragraph" style:parent-style-name="Standard">
      <style:paragraph-properties fo:margin-left="0.5909in" fo:margin-right="0in" fo:margin-top="0in" fo:margin-bottom="0in" loext:contextual-spacing="false" fo:line-height="100%" fo:text-align="justify" style:justify-single-word="false" fo:text-indent="0in" style:auto-text-indent="false"/>
    </style:style>
    <style:style style:name="P30" style:family="paragraph" style:parent-style-name="Standard">
      <style:paragraph-properties fo:margin-left="0.5909in" fo:margin-right="0in" fo:margin-top="0in" fo:margin-bottom="0in" loext:contextual-spacing="false" fo:line-height="100%" fo:text-align="justify" style:justify-single-word="false" fo:text-indent="0in" style:auto-text-indent="false"/>
      <style:text-properties fo:language="en" fo:country="GB" style:font-name-complex="Times New Roman"/>
    </style:style>
    <style:style style:name="P31" style:family="paragraph" style:parent-style-name="Standard">
      <style:paragraph-properties fo:keep-with-next="auto"/>
      <style:text-properties fo:language="en" fo:country="GB" style:font-name-complex="Times New Roman"/>
    </style:style>
    <style:style style:name="P32" style:family="paragraph" style:parent-style-name="Heading" style:master-page-name="Standard">
      <style:paragraph-properties fo:margin-top="0.1665in" fo:margin-bottom="0.0835in" loext:contextual-spacing="false" style:page-number="auto"/>
      <style:text-properties fo:language="en" fo:country="GB"/>
    </style:style>
    <style:style style:name="P33" style:family="paragraph" style:parent-style-name="Footnote">
      <style:paragraph-properties fo:margin-top="0in" fo:margin-bottom="0.111in" loext:contextual-spacing="false" fo:text-align="justify" style:justify-single-word="false"/>
    </style:style>
    <style:style style:name="P34" style:family="paragraph" style:parent-style-name="ls_5f_Section1" style:list-style-name="">
      <style:paragraph-properties fo:margin-left="0.25in" fo:margin-right="0in" fo:text-indent="0in" style:auto-text-indent="false"/>
      <style:text-properties fo:language="en" fo:country="GB"/>
    </style:style>
    <style:style style:name="P35" style:family="paragraph" style:parent-style-name="ls_5f_Section2" style:list-style-name="">
      <style:paragraph-properties fo:margin-left="0.75in" fo:margin-right="0in" fo:text-indent="0in" style:auto-text-indent="false"/>
    </style:style>
    <style:style style:name="P36" style:family="paragraph" style:parent-style-name="ls_5f_Section2" style:list-style-name="">
      <style:paragraph-properties fo:margin-left="0.75in" fo:margin-right="0in" fo:text-indent="0in" style:auto-text-indent="false"/>
      <style:text-properties fo:language="es" fo:country="ES"/>
    </style:style>
    <style:style style:name="P37" style:family="paragraph" style:parent-style-name="ls_5f_Section2" style:list-style-name="">
      <style:paragraph-properties fo:margin-left="0.75in" fo:margin-right="0in" fo:text-indent="0in" style:auto-text-indent="false"/>
      <style:text-properties fo:language="en" fo:country="GB"/>
    </style:style>
    <style:style style:name="P38" style:family="paragraph" style:parent-style-name="p1">
      <style:paragraph-properties fo:margin-left="0.5909in" fo:margin-right="0in" fo:text-align="justify" style:justify-single-word="false" fo:text-indent="0in" style:auto-text-indent="false"/>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name-complex="Times New Roman"/>
    </style:style>
    <style:style style:name="T4" style:family="text">
      <style:text-properties fo:language="en" fo:country="GB" fo:font-style="italic" style:font-name-asian="Times New Roman" style:language-asian="en" style:country-asian="GB" style:font-style-asian="italic" style:font-name-complex="Times New Roman"/>
    </style:style>
    <style:style style:name="T5" style:family="text">
      <style:text-properties fo:language="en" fo:country="GB" style:font-name-complex="Times New Roman"/>
    </style:style>
    <style:style style:name="T6" style:family="text">
      <style:text-properties fo:language="en" fo:country="GB" style:font-name-complex="Times New Roman" fo:background-color="#ffff00"/>
    </style:style>
    <style:style style:name="T7" style:family="text">
      <style:text-properties fo:language="en" fo:country="GB" style:font-name-asian="Times New Roman" style:font-name-complex="Times New Roman"/>
    </style:style>
    <style:style style:name="T8" style:family="text">
      <style:text-properties fo:language="en" fo:country="GB" style:font-name-asian="Times New Roman" style:language-asian="en" style:country-asian="GB" style:font-name-complex="Times New Roman"/>
    </style:style>
    <style:style style:name="T9" style:family="text">
      <style:text-properties fo:language="en" fo:country="GB" fo:font-weight="bold" style:font-weight-asian="bold" style:font-name-complex="Times New Roman"/>
    </style:style>
    <style:style style:name="T10" style:family="text">
      <style:text-properties fo:font-style="italic" style:font-style-asian="italic"/>
    </style:style>
    <style:style style:name="T11" style:family="text">
      <style:text-properties fo:font-style="italic" style:font-style-asian="italic" style:font-name-complex="Times New Roman"/>
    </style:style>
    <style:style style:name="T12" style:family="text">
      <style:text-properties style:font-name="Arial" fo:font-size="14pt" fo:language="en" fo:country="GB" fo:font-style="italic" fo:font-weight="bold" style:font-size-asian="14pt" style:font-style-asian="italic" style:font-weight-asian="bold" style:font-name-complex="Arial" style:font-size-complex="14pt"/>
    </style:style>
    <style:style style:name="T13" style:family="text">
      <style:text-properties fo:font-variant="small-caps" fo:language="en" fo:country="GB"/>
    </style:style>
    <style:style style:name="T14" style:family="text">
      <style:text-properties fo:color="#ff0000"/>
    </style:style>
    <style:style style:name="T15" style:family="text">
      <style:text-properties fo:color="#ff0000" fo:language="en" fo:country="GB"/>
    </style:style>
    <style:style style:name="T16" style:family="text">
      <style:text-properties fo:color="#ff0000" fo:language="en" fo:country="GB" style:font-name-complex="Times New Roman"/>
    </style:style>
    <style:style style:name="T17" style:family="text">
      <style:text-properties fo:color="#00b050"/>
    </style:style>
    <style:style style:name="T18" style:family="text">
      <style:text-properties fo:color="#00b050" fo:language="en" fo:country="GB"/>
    </style:style>
    <style:style style:name="T19" style:family="text">
      <style:text-properties fo:color="#00b050" fo:language="en" fo:country="GB" style:font-name-complex="Times New Roman"/>
    </style:style>
    <style:style style:name="T20" style:family="text">
      <style:text-properties fo:color="#00b050" style:text-line-through-style="solid" style:text-line-through-type="double" fo:language="en" fo:country="GB" style:font-name-complex="Times New Roman"/>
    </style:style>
    <style:style style:name="T21" style:family="text">
      <style:text-properties style:font-name-complex="Times New Roman"/>
    </style:style>
    <style:style style:name="T22" style:family="text">
      <style:text-properties fo:color="#000000" fo:language="en" fo:country="GB" style:font-name-complex="Times New Roman"/>
    </style:style>
    <style:style style:name="T23" style:family="text">
      <style:text-properties fo:language="es" fo:country="ES" style:font-name-complex="Times New Roman"/>
    </style:style>
    <style:style style:name="T24" style:family="text">
      <style:text-properties fo:language="es" fo:country="ES" fo:font-weight="bold" style:font-weight-asian="bold" style:font-name-complex="Times New Roman"/>
    </style:style>
    <style:style style:name="T25" style:family="text">
      <style:text-properties fo:language="es" fo:country="ES" fo:font-style="italic" style:font-style-asian="italic" style:font-name-complex="Times New Roman"/>
    </style:style>
    <style:style style:name="T26" style:family="text">
      <style:text-properties fo:font-size="10pt" style:font-size-asian="10pt" style:font-name-complex="Times New Roman" style:font-size-complex="10pt"/>
    </style:style>
    <style:style style:name="T27" style:family="text">
      <style:text-properties fo:font-size="10pt" fo:language="es" fo:country="ES" style:font-size-asian="10pt" style:font-name-complex="Times New Roman" style:font-size-complex="10pt"/>
    </style:style>
    <style:style style:name="T28" style:family="text">
      <style:text-properties fo:font-size="10pt" fo:language="es" fo:country="ES" fo:font-style="italic" style:font-size-asian="10pt" style:font-style-asian="italic" style:font-name-complex="Times New Roman" style:font-size-complex="10pt"/>
    </style:style>
    <style:style style:name="T29" style:family="text">
      <style:text-properties fo:font-size="10pt" fo:language="es" fo:country="ES" style:font-name-asian="Times New Roman" style:font-size-asian="10pt" style:font-name-complex="Times New Roman" style:font-size-complex="10pt"/>
    </style:style>
    <style:style style:name="T30" style:family="text">
      <style:text-properties fo:font-size="10pt" fo:language="en" fo:country="GB" style:font-size-asian="10pt" style:font-name-complex="Times New Roman" style:font-size-complex="10pt"/>
    </style:style>
    <style:style style:name="T31" style:family="text">
      <style:text-properties fo:font-size="10pt" fo:language="en" fo:country="GB" fo:font-style="italic" style:font-size-asian="10pt" style:font-style-asian="italic" style:font-name-complex="Times New Roman" style:font-size-complex="10pt"/>
    </style:style>
    <style:style style:name="T32" style:family="text">
      <style:text-properties fo:font-size="10pt" fo:language="nb" fo:country="NO" style:font-size-asian="10pt" style:font-name-complex="Times New Roman" style:font-size-complex="10pt"/>
    </style:style>
    <style:style style:name="T33" style:family="text">
      <style:text-properties fo:font-size="10pt" fo:language="nb" fo:country="NO" style:font-name-asian="Times New Roman" style:font-size-asian="10pt" style:font-name-complex="Times New Roman" style:font-size-complex="10pt"/>
    </style:style>
    <style:style style:name="T34" style:family="text">
      <style:text-properties fo:font-size="10pt" fo:language="fr" fo:country="FR" style:font-size-asian="10pt" style:font-name-complex="Times New Roman" style:font-size-complex="10pt"/>
    </style:style>
    <style:style style:name="T35" style:family="text">
      <style:text-properties style:font-name-asian="Times New Roman" style:font-name-complex="Times New Roman"/>
    </style:style>
    <style:style style:name="T36" style:family="text">
      <style:text-properties fo:language="nb" fo:country="NO" style:font-name-complex="Times New Roman"/>
    </style:style>
    <style:style style:name="T37" style:family="text">
      <style:text-properties fo:font-size="18pt" fo:font-weight="bold" style:font-size-asian="18pt" style:font-weight-asian="bold" style:font-name-complex="Times New Roman" style:font-size-complex="18pt"/>
    </style:style>
    <style:style style:name="T38" style:family="text">
      <style:text-properties fo:font-size="16pt" fo:font-weight="bold" style:font-size-asian="16pt" style:font-weight-asian="bold" style:font-name-complex="Times New Roman" style:font-size-complex="16pt"/>
    </style:style>
    <style:style style:name="T39" style:family="text">
      <style:text-properties fo:font-size="16pt" fo:font-weight="bold" style:font-size-asian="16pt" style:font-weight-asian="bold" style:font-size-complex="16pt"/>
    </style:style>
    <style:style style:name="T40" style:family="text">
      <style:text-properties fo:language="fr" fo:country="FR" style:font-name-complex="Times New Roman"/>
    </style:style>
    <style:style style:name="T41" style:family="text">
      <style:text-properties fo:language="fr" fo:country="FR" fo:font-style="italic" style:font-style-asian="italic" style:font-name-complex="Times New Roman"/>
    </style:style>
    <style:style style:name="T42" style:family="text">
      <style:text-properties style:font-name="Times New Roman" fo:font-size="12pt" style:font-size-asian="12pt" style:font-name-complex="Times New Roman" style:font-size-complex="12pt"/>
    </style:style>
    <style:style style:name="T43" style:family="text">
      <style:text-properties style:font-name="Times New Roman" fo:font-size="12pt" fo:font-style="italic" style:font-size-asian="12pt" style:font-style-asian="italic" style:font-name-complex="Times New Roman" style:font-size-complex="12pt"/>
    </style:style>
    <style:style style:name="T44" style:family="text">
      <style:text-properties style:font-name="Times New Roman" fo:font-size="12pt" fo:language="fr" fo:country="FR" style:font-size-asian="12pt" style:font-name-complex="Times New Roman" style:font-size-complex="12pt"/>
    </style:style>
    <style:style style:name="T45" style:family="text">
      <style:text-properties style:font-name="Times New Roman" fo:font-size="12pt" fo:language="es" fo:country="ES" style:font-size-asian="12pt" style:font-name-complex="Times New Roman" style:font-size-complex="12pt"/>
    </style:style>
    <style:style style:name="T46" style:family="text">
      <style:text-properties style:text-position="super 58%" fo:language="es" fo:country="ES" style:font-name-complex="Times New Roman"/>
    </style:style>
    <style:style style:name="T47" style:family="text">
      <style:text-properties style:text-position="super 58%" style:font-name="Times New Roman" fo:font-size="12pt" style:font-size-asian="12pt" style:font-name-complex="Times New Roman" style:font-size-complex="12pt"/>
    </style:style>
    <style:style style:name="T48" style:family="text">
      <style:text-properties style:text-line-through-style="solid" style:text-line-through-type="single" fo:language="nb" fo:country="NO" style:font-name-complex="Times New Roman"/>
    </style:style>
    <style:style style:name="T49" style:family="text">
      <style:text-properties style:text-line-through-style="solid" style:text-line-through-type="single" fo:font-size="10pt" fo:language="fr" fo:country="FR" style:font-size-asian="10pt" style:font-name-complex="Times New Roman"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ays of being a dative across Romance varieties</text:p>
      <text:p text:style-name="P1"/>
      <text:p text:style-name="P5">Teresa Cabré</text:p>
      <text:p text:style-name="P6">CLT-Universitat Autònoma de Barcelona</text:p>
      <text:p text:style-name="P7">Antonio Fábregas</text:p>
      <text:p text:style-name="P9">University of Tromsø-Norway’s Arctic University</text:p>
      <text:p text:style-name="P8"/>
      <text:p text:style-name="ls_5f_Abstract"><text:span text:style-name="T1">Abstract</text:span><text:span text:style-name="T13">.</text:span><text:span text:style-name="T1"> In this article, we argue that the term dative can correspond to objects of a very different linguistic nature, even in typologically close languages. Specifically, in syntactic terms datives can be different from accusatives or identical to them at some point in the derivation; in the latter</text:span><text:span text:style-name="T15"> </text:span><text:span text:style-name="T1">case, clashes between 3rd person clitics emerge. Our approach, then, argues that clitic incompatibilities are best</text:span><text:span text:style-name="T18"> </text:span><text:span text:style-name="T1">explained through syntactic tools.</text:span></text:p>
      <text:p text:style-name="P4"/>
      <text:p text:style-name="P4"/>
      <text:p text:style-name="P34"><text:bookmark text:name="__RefHeading__452_2075933062"/>1. Introduction: the nature of datives</text:p>
      <text:p text:style-name="P10"><text:span text:style-name="T5">In a non-trivial sense, advancing our understanding of language frequently involves learning that objects that we previously took to be primitive, underived units in fact are built through the combination of independent elements</text:span><text:span text:style-name="T19">.</text:span><text:span text:style-name="T5"> The analysis of passives is</text:span><text:span text:style-name="T19"> </text:span><text:span text:style-name="T5">a prime example of this, as noted by</text:span><text:span text:style-name="T19"> </text:span><text:span text:style-name="T22">\citet{williams15}</text:span><text:span text:style-name="T5">: we have moved away from a view where passive is a type of construction to a view where passives emerge from the conspiracy of several factors, some of them independent of each other. Also very frequently, noting that a linguistic object is a derived notion also implies realising that a single, unified definition of that object is just wrong, and that in different languages there are distinct procedures to build it—and again, passives come to mind (see</text:span><text:span text:style-name="T16"> </text:span><text:span text:style-name="T22">\citet{croft17}</text:span><text:span text:style-name="T5">), since they</text:span><text:span text:style-name="T19"> </text:span><text:span text:style-name="T5">vary with respect to the availability of accusative objects, the types of predicates that can be subject to them or their relation with aspect. </text:span></text:p>
      <text:p text:style-name="P10"><text:span text:style-name="T5">This chapter starts out</text:span><text:span text:style-name="T19"> </text:span><text:span text:style-name="T5">with the observation that ‘dative’ is another notion that, like passive, is best</text:span><text:span text:style-name="T16"> </text:span><text:span text:style-name="T5">understood merely</text:span><text:span text:style-name="T19"> </text:span><text:span text:style-name="T5">as a traditional label which in reality</text:span><text:span text:style-name="T19"> </text:span><text:span text:style-name="T5">can correspond to entities with very</text:span><text:span text:style-name="T19"> </text:span><text:span text:style-name="T5">different properties across languages. This automatically predicts that in some languages what we call a dative is syntactically different from accusatives, while in other languages they will share some property</text:span><text:span text:style-name="T20">,</text:span><text:span text:style-name="T5"> in derivational or representational terms. From here we will state the hypothesis that 3rd person clitic clashes between accusative and dative, in fact, depend on whether the dative in that particular language shares with accusatives a property that makes them compete to be licensed by one head or not (§2). We will then illustrate the situation with only a few languages, for reasons of space: Valencian Catalan (VC), non-Valencian Catalan (nVC) and Spanish (Sp.), ending the article with a short note on French and Italian (§3). But we will begin with some initial evidence that datives should be regarded as a derived object.</text:span></text:p>
      <text:p text:style-name="P10"><text:span text:style-name="T5">In her detailed cross-linguistic overview of datives, \citet{naess09}</text:span><text:span text:style-name="T19"> </text:span><text:span text:style-name="T5">adopts a functional or conceptual criterion to identify something as dative: something is called ‘dative’ in a language if it is the marking assigned to prototypical goals. This criterion is probably the only one that allows a systematic comparison across typologically unrelated languages, but note that one function can be performed by means of</text:span><text:span text:style-name="T19"> </text:span><text:span text:style-name="T5">different devices. And if we look briefly at the literature, it does seem that researchers agree that what we call dative corresponds to different objects across languages. \citet{cuervo03} treats dative as a structural case—one that only appears within a specific structural configuration, in her case spec, Applicative Phrase; by contrast,</text:span><text:span text:style-name="T19"> </text:span><text:span text:style-name="T22">\citet{woolford06}</text:span><text:span text:style-name="T5"> treats it as inherent case. Some languages allow dative-marked subjects \citep{zaenenetal85}, while others reject them (German: \citet{bayer02}) and others allow only some datives in subject position (Russian: \citet{mooreperlmutter00}). Some treat datives as cases (Spanish: \citet{ormazabalromero13}), while others treat datives as the spell-out of possessive structures (Swiss German: \citet{leu15}). See also </text:span><text:span text:style-name="T6">Ledgeway, this volume</text:span><text:span text:style-name="T5"> and </text:span><text:span text:style-name="T6">Royo, this</text:span><text:span text:style-name="T5"> </text:span><text:span text:style-name="T6">volume</text:span><text:span text:style-name="T5">, for similar observations about the different natures of datives.</text:span></text:p>
      <text:p text:style-name="P10"><text:span text:style-name="T5">All these authors have compelling arguments to make their points. Our claim here is that they are all essentially right for the specific instances of dative they analyse. What is wrong, however, is the underlying assumption</text:span><text:span text:style-name="T19"> </text:span><text:span text:style-name="T5">that the term ‘dative’, taken from descriptive traditional grammars, corresponds to a uniform phenomenon</text:span><text:span text:style-name="T19"> </text:span><text:span text:style-name="T5">across languages. In the rest of this article we will argue that the idea that datives are derived objects</text:span><text:span text:style-name="T20">,</text:span><text:span text:style-name="T5"> in fact</text:span><text:span text:style-name="T20">,</text:span><text:span text:style-name="T5"> makes interesting predictions for the properties of clitic incompatibilities in Romance languages.</text:span></text:p>
      <text:p text:style-name="P3"/>
      <text:p text:style-name="P34">2. Clitic wars and what it means to be too similar in syntax</text:p>
      <text:p text:style-name="P10"><text:span text:style-name="T5">The example in (1) is one instance of a clitic clash within a cluster, a very frequent situation across Romance languages \citep{rezac10}. The general format of the situation is that two clitic pronouns—and they must be clitics—are incompatible with each other when they are adjacent in the same sequence (</text:span><text:span text:style-name="T6">see Cuervo, this volume</text:span><text:span text:style-name="T5">, for a detailed analysis of different syntactic positions for datives; as far as we see, the dative clitic occupies the same structural position independently of the syntactic position of its related applicative phrase). </text:span></text:p>
      <text:p text:style-name="P20">(1)<text:tab/>Spanish</text:p>
      <text:p text:style-name="P19"><text:span text:style-name="T23"><text:tab/><text:tab/></text:span><text:span text:style-name="T27">*María <text:tab/>le<text:tab/> <text:tab/>lo <text:tab/>dio. <text:tab/> </text:span><text:span text:style-name="T28"><text:s/><text:tab/></text:span></text:p>
      <text:p text:style-name="P19"><text:soft-page-break/><text:span text:style-name="T28"><text:tab/> <text:tab/> </text:span><text:span text:style-name="T31">María <text:s text:c="2"/>him.dat<text:tab/>it.acc<text:tab/>gave3sg</text:span></text:p>
      <text:p text:style-name="P10"><text:span text:style-name="T30"><text:tab/><text:tab/>Intended: ‘María gave it to him’ (cf. *</text:span><text:span text:style-name="T31">María gave him it</text:span><text:span text:style-name="T30">)</text:span><text:span text:style-name="T5"><text:tab/></text:span></text:p>
      <text:p text:style-name="P10"><text:span text:style-name="T5">Languages react in different ways to this situation, sometimes with different solutions for different clashes in the same language: one of the two clitics may</text:span><text:span text:style-name="T19"> </text:span><text:span text:style-name="T5">disappear, or one may</text:span><text:span text:style-name="T19"> </text:span><text:span text:style-name="T5">be replaced by another clitic from the system. In the case of (1), Spanish follows the latter pattern</text:span><text:span text:style-name="T19"> </text:span><text:span text:style-name="T5">and replaces the dative with a reflexive form </text:span><text:span text:style-name="T3">se</text:span><text:span text:style-name="T5">.</text:span></text:p>
      <text:p text:style-name="P11">(2)<text:tab/>Spanish</text:p>
      <text:p text:style-name="P19"><text:span text:style-name="T23"><text:tab/><text:tab/></text:span><text:span text:style-name="T27">María<text:tab/>se<text:tab/>lo<text:tab/><text:tab/>dio.</text:span></text:p>
      <text:p text:style-name="P19"><text:span text:style-name="T27"><text:tab/><text:tab/></text:span><text:span text:style-name="T31">María<text:tab/>refl<text:tab/>it.acc<text:tab/>gave3sg</text:span></text:p>
      <text:p text:style-name="P12"><text:tab/><text:tab/>‘María gave it to him’</text:p>
      <text:p text:style-name="P10"><text:span text:style-name="T7"><text:s/></text:span><text:span text:style-name="T5">An overwhelming majority of the analyses of such clashes treats them as a morphological phenomenon, meaning that the clash and its repair are assumed to take place at a ‘surface’ level where the syntax and semantics of the structure are not affected by it—and by the same token not involved in triggering it. \citet{perlmutter71, bonet91, bonet93, bonet95, grimshaw97, pescarini07, nevins12} are among the noteworthy authors</text:span><text:span text:style-name="T19"> </text:span><text:span text:style-name="T5">that have adopted this view. Though their analyses</text:span><text:span text:style-name="T19"> </text:span><text:span text:style-name="T5">differ from each other in very crucial details, they share several intuitions beyond their morphological treatment of the phenomena. </text:span></text:p>
      <text:p text:style-name="P10"><text:span text:style-name="T5">First, they propose that the clash is due to a form of morphological Obligatory Contour Principle infraction (see especially \citet{nevins12}): the clash is caused by the morphological shape of the two clitics</text:span><text:span text:style-name="T19"> </text:span><text:span text:style-name="T5">being identical or semi-identical. Note that using an OCP violation in itself involves complicating the architecture of grammar by allowing it to contain filters that exclude well-formed representations in syntax or phonology.</text:span></text:p>
      <text:p text:style-name="P10"><text:span text:style-name="T5">Second, they agree that, when the OCP is resolved by replacing one clitic with another, the clitic used in the repair is always more underspecified than the infringing clitic—in their analyses, because the repair involves removing some features from the representation. In the case of (2), the Spanish clitic </text:span><text:span text:style-name="T3">se</text:span><text:span text:style-name="T5"> is more featurally impoverished than the dative </text:span><text:span text:style-name="T3">le</text:span><text:span text:style-name="T5">: as can be seen in (3), </text:span><text:span text:style-name="T3">le</text:span><text:span text:style-name="T5"> contrasts in number—but not in gender—while </text:span><text:span text:style-name="T3">se</text:span><text:span text:style-name="T5"> contrasts neither in gender nor in number.</text:span></text:p>
      <text:p text:style-name="P13">(3)<text:tab/>a. le [dative singular masculine / feminine]<text:tab/>/ les [dative <text:tab/>plural masculine / feminine]</text:p>
      <text:p text:style-name="P13"><text:tab/>b. se [reflexive 3rd person, singular / plural, masculine / <text:tab/>feminine]</text:p>
      <text:p text:style-name="P10"><text:span text:style-name="T5">In Italian, \citet{pescarini07} notes that a clash between two instances of reflexive </text:span><text:span text:style-name="T3">si</text:span><text:span text:style-name="T5"> is solved by substituting the first one with the form </text:span><text:span text:style-name="T3">ci</text:span><text:span text:style-name="T5">, used in locative contexts (4). This form </text:span><text:span text:style-name="T3">ci</text:span><text:span text:style-name="T5"> is less specified than </text:span><text:span text:style-name="T3">si</text:span><text:span text:style-name="T5"> because it can be used in locative contexts but also as</text:span><text:span text:style-name="T19"> </text:span><text:span text:style-name="T5">a 1pl pronoun</text:span><text:span text:style-name="T21"> (see \citet{ferrazzano03}).</text:span></text:p>
      <text:p text:style-name="P14">(4)<text:tab/>Italian </text:p>
      <text:p text:style-name="P19"><text:span text:style-name="T36"><text:tab/></text:span><text:span text:style-name="T32">a. *Nel medioevo <text:tab/>si <text:tab/>si <text:tab/>lavava <text:tab/> <text:s text:c="5"/>raramente.</text:span></text:p>
      <text:p text:style-name="P19"><text:span text:style-name="T33"><text:s text:c="6"/></text:span><text:span text:style-name="T32"><text:tab/> <text:s text:c="5"/></text:span><text:span text:style-name="T26">in-the Middle-Ages refl <text:s text:c="3"/>refl<text:tab/></text:span><text:span text:style-name="T30">washed3sg seldom<text:tab/></text:span></text:p>
      <text:p text:style-name="P12"><text:tab/>b. Nel medioevo<text:tab/>ci<text:tab/>si<text:tab/>lavava <text:tab/> <text:s text:c="5"/>raramente<text:tab/><text:tab/><text:tab/> <text:s text:c="3"/>in-the Middle-Ages<text:tab/>deic<text:tab/>refl<text:tab/>washed3sg seldom<text:tab/></text:p>
      <text:p text:style-name="P12"><text:tab/>‘In the Middle Ages they [people] rarely washed’</text:p>
      <text:p text:style-name="P10"><text:span text:style-name="T5">Third, they also agree that when the clash involves two or more instances of the most underspecified clitic, the only repair possible is to erase one of them. This is illustrated for </text:span><text:span text:style-name="T3">ci</text:span><text:span text:style-name="T5"> in (5).</text:span></text:p>
      <text:p text:style-name="P3">(5)<text:tab/>Italian </text:p>
      <text:p text:style-name="P19"><text:span text:style-name="T5"><text:tab/><text:tab/></text:span><text:span text:style-name="T30">a. *A Roma<text:tab/>ci<text:tab/>ci <text:tab/>porta <text:tab/>Mario.</text:span></text:p>
      <text:p text:style-name="P21"><text:soft-page-break/><text:tab/> <text:s text:c="3"/><text:tab/> <text:s text:c="5"/>to Rome<text:tab/>us.acc<text:tab/>there<text:tab/>brings<text:tab/>Mario</text:p>
      <text:p text:style-name="P19"><text:span text:style-name="T30"><text:tab/><text:tab/></text:span><text:span text:style-name="T27">b. A Roma <text:tab/>ci<text:tab/>porta <text:tab/>Mario.<text:tab/> <text:s text:c="3"/></text:span></text:p>
      <text:p text:style-name="P19"><text:span text:style-name="T27"><text:tab/> <text:s text:c="16"/></text:span><text:span text:style-name="T30">to Rome<text:tab/>us.acc<text:tab/>brings<text:tab/>Mario</text:span></text:p>
      <text:p text:style-name="P12"><text:tab/><text:tab/>‘To Rome, Mario brings us’</text:p>
      <text:p text:style-name="P10"><text:span text:style-name="T5">Our claim in this paper is that the second and third observation are right, but that they can be recast</text:span><text:span text:style-name="T16"> </text:span><text:span text:style-name="T5">in a better way within a syntactic system where there is no need to propose a morphological OCP. Instead, the situations we see in the previous examples are an effect of standard syntactic competition for licensing by the same head or set of heads. In other words, the problem of (4) and (5) is the same as what</text:span><text:span text:style-name="T19"> </text:span><text:span text:style-name="T5">we see in (6), which is wrong according to every theory</text:span><text:span text:style-name="T19"> </text:span><text:span text:style-name="T5">because there are two DPs that compete for the same position in the derivation.</text:span></text:p>
      <text:p text:style-name="P3">(6)<text:tab/><text:tab/>*[Mary] [our family] arrives today.</text:p>
      <text:p text:style-name="P10"><text:span text:style-name="T5">Specifically, we will assume that \citet{sportiche96} is right in his claim that the functional structure of a clause (at least in the languages we are dealing with</text:span><text:span text:style-name="T16"> </text:span><text:span text:style-name="T5">here) includes a Clitic Area above vP. The clitics must</text:span><text:span text:style-name="T19"> </text:span><text:span text:style-name="T5">be licensed in this area, which in turn—as we will see—can be split into several regions that are determined by microparametric choices in each (variety of a) language. In this system, the clitic clash is due to the descriptive principle in (7), which replaces</text:span><text:span text:style-name="T16"> </text:span><text:span text:style-name="T5">the OCP.</text:span></text:p>
      <text:p text:style-name="P3">(7)<text:tab/>Two clitics produce a clash when they must occupy the same <text:tab/>position at some point of the syntactic derivation.</text:p>
      <text:p text:style-name="P10"><text:span text:style-name="T5">(7) covers two types of cases. The first type of case is a situation where the competition involves the base-generation position. In less technical terms, the first type of clash arises in situations where one clitic is built using the exact</text:span><text:span text:style-name="T19"> </text:span><text:span text:style-name="T5">same pieces as a second clitic. We will illustrate this situation with non-Valencian Catalan (§3.1). </text:span></text:p>
      <text:p text:style-name="P3">The second type of case is the situation where, even though one clitic is not directly derived from the other, the grammatical properties of case assignment and checking of arguments in the specific language force them to compete to be licensed by the same head. We will illustrate this for Spanish (§3.2).</text:p>
      <text:p text:style-name="P10"><text:span text:style-name="T5">Let us now</text:span><text:span text:style-name="T19"> </text:span><text:span text:style-name="T5">move on</text:span><text:span text:style-name="T16"> </text:span><text:span text:style-name="T5">to the specific case studies.</text:span></text:p>
      <text:p text:style-name="P15"/>
      <text:p text:style-name="P34">3. Different datives, different clashes</text:p>
      <text:p text:style-name="P3">Our main proposal is that Sportiche’s clitic area can be split into different regions, each one designated for a different type of clitic (8). Specific languages make the split in different ways, following the general principle that within a (universal) domain languages have the freedom to select a subset of formal properties that they grammaticalise \citep{ramchandsvenonius14, wiltschko14}. </text:p>
      <text:p text:style-name="P3">(8)<text:tab/>[XP<text:tab/><text:tab/>X<text:tab/>[YP<text:tab/><text:tab/>Y<text:tab/>[ZP<text:tab/>Z<text:tab/>...<text:tab/>]]]</text:p>
      <text:p text:style-name="P3"><text:tab/>clitic type 1<text:tab/><text:tab/>clitic type 2<text:tab/><text:tab/>clitic type 3...</text:p>
      <text:p text:style-name="P3">The clash happens when the two clitics compete for a single region; the repair depends on how many other available regions—if any—there are in the language. Let us illustrate this with several cases.</text:p>
      <text:p text:style-name="P16"/>
      <text:h text:style-name="P36" text:outline-level="2">3.1. Valencian Catalan and non-Valencian Catalan</text:h>
      <text:p text:style-name="P10"><text:span text:style-name="T5">The literature on the different clitic systems across Catalan varieties, and the corresponding clashes, is very abundant \citep{bonet93,martin12}. For reasons of space we will concentrate here</text:span><text:span text:style-name="T19"> </text:span><text:span text:style-name="T5">on the opposition between two general varieties, abstracting away from more fine-grained subvarieties. Consider (9), which compares the VC system</text:span><text:span text:style-name="T19"> </text:span><text:span text:style-name="T5">with the nVC system.</text:span></text:p>
      <text:p text:style-name="Standard"><text:span text:style-name="T5">(9)<text:tab/>a. <text:tab/></text:span><text:span text:style-name="T40">VC datives</text:span></text:p>
      <text:p text:style-name="P22"><text:soft-page-break/><text:tab/>{Li<text:tab/>/<text:tab/>els} <text:tab/><text:tab/>portaré <text:tab/><text:tab/>un regal.</text:p>
      <text:p text:style-name="P18"><text:span text:style-name="T40"><text:tab/> <text:s/></text:span><text:span text:style-name="T5">3sg.dat<text:tab/>3pl.dat<text:tab/>will.bring1sg<text:tab/>a<text:tab/>present</text:span></text:p>
      <text:p text:style-name="P2"><text:tab/>‘I will give him/her/them a present’</text:p>
      <text:p text:style-name="P2"><text:tab/>b. <text:tab/>nVC datives</text:p>
      <text:p text:style-name="P18"><text:span text:style-name="T5"><text:tab/></text:span><text:span text:style-name="T40">{Li<text:tab/>/<text:tab/>els hi [ǝlzi]} <text:tab/>portaré <text:tab/><text:tab/>un regal.</text:span></text:p>
      <text:p text:style-name="P18"><text:span text:style-name="T40"><text:tab/> <text:s/></text:span><text:span text:style-name="T5">3sg.dat<text:tab/>3pl.dat<text:tab/>will.bring1sg<text:tab/>a<text:tab/>present</text:span></text:p>
      <text:p text:style-name="P2"><text:tab/>‘I will give him/her/them a present’</text:p>
      <text:p text:style-name="P10"><text:span text:style-name="T5">One important difference between the two is that in nVC there is a component /i/ that is contained in both the singular and the plural dative. This component is identical to the locative clitic </text:span><text:span text:style-name="T3">hi </text:span><text:span text:style-name="T5">/i/, which—crucially—nVC has but VC lacks. Following \citep{martin12}</text:span><text:span text:style-name="T19">,</text:span><text:span text:style-name="T5"> we propose that this is a sign that nVC builds the dative pronoun by</text:span><text:span text:style-name="T16"> </text:span><text:span text:style-name="T5">combining the locative clitic with a DP layer identical to the accusative clitic (as represented in 10, abstracting away from morphophonological reordering). We part ways with \citep{martin12} in that we consider this </text:span><text:span text:style-name="T3">hi </text:span><text:span text:style-name="T5">a real locative (a noun denoting regions of space, </text:span><text:span text:style-name="T3">pace</text:span><text:span text:style-name="T5"> \citet{rigau78, rigau82}), not an element expressing general deixis independent of any conceptual dimension.</text:span><text:span text:style-name="Footnote_20_Symbol"><text:span text:style-name="T5"><text:note text:id="ftn1" text:note-class="footnote"><text:note-citation>1</text:note-citation><text:note-body><text:p text:style-name="P33"><text:span text:style-name="T35"><text:s/></text:span>Note<text:span text:style-name="T17"> </text:span>that in view of the Catalan contrast between <text:span text:style-name="T10">aqu-í</text:span> ‘here’ and <text:span text:style-name="T10">aqu-est</text:span> ‘this’, it seems more plausible to propose that <text:span text:style-name="T10">aqu</text:span>- corresponds to the deictic part of the word and -<text:span text:style-name="T10">i</text:span> acts as a restrictor that provides place as the dimension where deixis applies. As one anonymous reviewer notes, probably the most controversial part of our analysis is to treat /i/ as the spell out of a locative N layer, given the existence of cases of <text:span text:style-name="T10">hi</text:span> where it substitutes for<text:span text:style-name="T14"> </text:span>predicates or is used with an apparent expletive function. See \citet{cabrefabregasinpress} for a more detailed presentation of how we deal with cases where <text:span text:style-name="T10">hi</text:span> behaves in Catalan<text:span text:style-name="T14"> </text:span>like<text:span text:style-name="T14"> </text:span>what seems to be a non-locative element: in short, we propose that the clitic still denotes space in a more metaphorical way, and is used to replace elements that correspond to the personal sphere of the subject, or to properties within whose set the subject is included.</text:p></text:note-body></text:note></text:span></text:span><text:span text:style-name="T5"> </text:span></text:p>
      <text:p text:style-name="P3">(10)<text:tab/>nVC dative clitics</text:p>
      <text:p text:style-name="P3"><text:tab/>a. [DP<text:tab/>(ǝ)l<text:tab/>[NumP<text:tab/>ø<text:tab/>[NP<text:tab/>i]]]</text:p>
      <text:p text:style-name="P10"><text:span text:style-name="T5"><text:tab/></text:span><text:span text:style-name="T36">b. [DP<text:tab/>(ǝ)l<text:tab/>[NumP<text:tab/>z<text:tab/>[NP<text:tab/>i]]]</text:span></text:p>
      <text:p text:style-name="P10"><text:span text:style-name="T5">As VC lacks a locative, it follows that it cannot build its dative pronouns with a locative noun. This perforce</text:span><text:span text:style-name="T16"> </text:span><text:span text:style-name="T5">means that accusative and dative clitics must be differentiated by a specific property (given that they are spelled out differently, see (11)). At this point, just for the sake of argument, we will assume that they are different through case marking in the form of a KP assigning them inherent case (12), but that</text:span><text:span text:style-name="T19"> </text:span><text:span text:style-name="T5">the specific property is irrelevant provided that one clitic is not derived from the other.</text:span></text:p>
      <text:p text:style-name="P13">(11) <text:tab/>a. el ‘accusative singular masculine’</text:p>
      <text:p text:style-name="P13"><text:tab/> b. la ‘accusative singular feminine’</text:p>
      <text:p text:style-name="P13"><text:tab/> c. li ‘dative singular, masculine / feminine’ </text:p>
      <text:p text:style-name="P3">(12) VC dative clitics</text:p>
      <text:p text:style-name="P3"><text:tab/>a. [KP<text:tab/>Dative <text:tab/>[...NumP Sing]] <text:tab/>&lt;--&gt; li</text:p>
      <text:p text:style-name="P3"><text:tab/>b. [KP Dative <text:tab/>[...NumP Plural]]<text:tab/>&lt;---&gt; els<text:tab/><text:tab/></text:p>
      <text:p text:style-name="P10"><text:span text:style-name="T5">Let us now consider the behaviour of accusative and dative third person clitics inside the cluster. The sequence of two 3rd person clitics in nVC is ungrammatical, and gets resolved by the forms /li/ and /ǝlzi/; that is, in practice the surface result is identical to a single dative (13-14).</text:span><text:span text:style-name="Footnote_20_Symbol"><text:span text:style-name="T5"><text:note text:id="ftn2" text:note-class="footnote"><text:note-citation>2</text:note-citation><text:note-body><text:p text:style-name="P33"><text:span text:style-name="T35"><text:s/></text:span><text:span text:style-name="T21">Note that the orthography </text:span><text:span text:style-name="T11">l’hi</text:span><text:span text:style-name="T21"> (just like </text:span><text:span text:style-name="T11">els hi</text:span><text:span text:style-name="T21">) is pronounced identically to the singular clitic, /li/.</text:span></text:p></text:note-body></text:note></text:span></text:span><text:span text:style-name="T5"> </text:span></text:p>
      <text:p text:style-name="P11">(13) a. *Li <text:tab/><text:tab/>(e)l <text:tab/><text:tab/>donaré.</text:p>
      <text:p text:style-name="P10"><text:span text:style-name="T23"><text:tab/> <text:s text:c="7"/></text:span><text:span text:style-name="T5">him.dat <text:s/><text:tab/>it.acc<text:tab/><text:tab/>will.give1sg</text:span></text:p>
      <text:p text:style-name="P3"><text:soft-page-break/><text:tab/> b. L’hi <text:tab/><text:tab/>donaré.</text:p>
      <text:p text:style-name="P3"><text:tab/> <text:s text:c="4"/>L-HI<text:tab/><text:tab/>will.give1sg</text:p>
      <text:p text:style-name="P3"><text:tab/>‘I will give it to him’</text:p>
      <text:p text:style-name="P11">(14) a. *Li<text:tab/><text:tab/>(e)ls <text:tab/><text:tab/>donaré.</text:p>
      <text:p text:style-name="P10"><text:span text:style-name="T23"><text:tab/> <text:s text:c="5"/></text:span><text:span text:style-name="T5">him.dat<text:tab/><text:tab/>them.acc<text:tab/>will.give1sg</text:span></text:p>
      <text:p text:style-name="P3"><text:tab/> b. Els hi<text:tab/>donaré.</text:p>
      <text:p text:style-name="P3"><text:tab/> <text:s text:c="3"/>ELS HI<text:tab/>will.give1sg</text:p>
      <text:p text:style-name="P3"><text:tab/>‘I will give them to him’</text:p>
      <text:p text:style-name="P3">In contrast, VC does not display a clash in such sequences.</text:p>
      <text:p text:style-name="P3">(15) a. Li’l <text:tab/><text:tab/>donaré. </text:p>
      <text:p text:style-name="P3"><text:tab/> <text:s text:c="4"/>him.dat-it.acc<text:tab/>will.give</text:p>
      <text:p text:style-name="P3"><text:tab/>‘I will give it to him’</text:p>
      <text:p text:style-name="P3"><text:tab/>b. Li’ls<text:tab/><text:tab/>donaré.</text:p>
      <text:p text:style-name="P3"><text:tab/> <text:s text:c="3"/>him.dat-them.acc<text:tab/>will.give</text:p>
      <text:p text:style-name="P3"><text:tab/>‘I will give them to him’</text:p>
      <text:p text:style-name="P10"><text:span text:style-name="T5">To put it simply, there is a correlation between building the dative from the locative and not allowing a sequence of dative + accusative third person clitics. This is precisely what we expect if the clash emerges in syntax</text:span><text:span text:style-name="T20">,</text:span><text:span text:style-name="T5"> through the licensing by heads within Sportiche’s area. In nVC, the dative is in actuality an accusative containing a locative, so in a sequence that—using the traditional terminology—contains an accusative and a dative, there are in fact two accusative layers that will compete for licensing in the same position. The two cannot be licensed at the same time, so the resulting sequence is ‘impoverished’ on the surface (16b). Our claim is that within ZP there is only syntactic space for one D layer, one Number layer</text:span><text:span text:style-name="T16"> </text:span><text:span text:style-name="T5">and one NP layer. The D layer is occupied by /l/, the number layer by /z/ and the noun layer by /i/.</text:span><text:span text:style-name="Footnote_20_Symbol"><text:span text:style-name="T5"><text:note text:id="ftn3" text:note-class="footnote"><text:note-citation>3</text:note-citation><text:note-body><text:p text:style-name="P33"><text:span text:style-name="T35"><text:s/></text:span>Interestingly, nVC uses a similar strategy to repair standard Person Case Constraint infractions: the dative is reduced to <text:span text:style-name="T10">hi</text:span> (<text:span text:style-name="T10">Al director, m’hi ha recomanat la Mireia</text:span> To-the director<text:span text:style-name="T17"> </text:span>me-LOC has recommended Mireia ‘Mireia has recommended me to the director’). Although we will not develop the argument here, our suggestion is that YP is an area where all arguments interpreted as affected must be licensed. The dative clitic is interpreted as referring to<text:span text:style-name="T17"> </text:span>an affected participant \citep{adgerharbour07}, so ‘dative’ clitics must rise to YP. Person-marked clitics like <text:span text:style-name="T10">me</text:span> ‘me’ are affected by default, so they are base<text:span text:style-name="T17">-</text:span>generated in YP<text:span text:style-name="T21">—</text:span>which, as an anonymous reviewer has pointed out to us, explains the connection between person-marked clitics and datives in, for instance, marking through a ‘to’ and <text:span text:style-name="T17">the </text:span>absence of gender contrasts. As at some point in the derivation datives and person clitics compete for the same area. This explains the clash, which is resolved in the same way as before. </text:p></text:note-body></text:note></text:span></text:span><text:span text:style-name="T5"> </text:span></text:p>
      <text:p text:style-name="P11">(16) <text:tab/>a. [XP<text:tab/>X<text:tab/>[YP<text:tab/><text:tab/>Y<text:tab/>[ZP<text:tab/>Z<text:tab/>...<text:tab/>]]]</text:p>
      <text:p text:style-name="P19"><text:span text:style-name="T23"><text:tab/> <text:s text:c="2"/></text:span><text:span text:style-name="T5">clitic type 1<text:tab/>clitic type 2<text:tab/><text:tab/>clitic type 3...</text:span></text:p>
      <text:p text:style-name="P19"><text:span text:style-name="T5"><text:tab/><text:tab/><text:tab/><text:tab/><text:tab/><text:tab/><text:tab/></text:span><text:span text:style-name="T23">*</text:span><text:span text:style-name="T24">li + (e)ls</text:span></text:p>
      <text:p text:style-name="P10"><text:span text:style-name="T23"><text:tab/> b. [XP<text:tab/>X<text:tab/>[YP<text:tab/><text:tab/>Y<text:tab/>[ZP (e)l</text:span><text:span text:style-name="T46">D</text:span><text:span text:style-name="T23">-s</text:span><text:span text:style-name="T46">Num</text:span><text:span text:style-name="T23">-i</text:span><text:span text:style-name="T46">N</text:span><text:span text:style-name="T23"> <text:s text:c="4"/>]]]</text:span></text:p>
      <text:p text:style-name="P10"><text:span text:style-name="T5">By contrast, in VC, the dative is not derived from the accusative; each clitic is distinct, and therefore each one of them can be licensed in a different region of Sportiche’s area: the clash does not emerge in (17) because their datives are not derived from their accusatives.</text:span><text:span text:style-name="Footnote_20_Symbol"><text:span text:style-name="T5"><text:note text:id="ftn4" text:note-class="footnote"><text:note-citation>4</text:note-citation><text:note-body><text:p text:style-name="P33"><text:span text:style-name="T35"><text:s/></text:span>At this point, we lack sufficient evidence of whether there is a correlation between carrying KP and being spelled out by a non-analytical form, as perhaps the contrast between VC and nVC suggests. We are forced at this point to treat it as a lexical accident which does not follow from independent principles. Further research is necessary to determine whether the correlation is real or an accident of VC.</text:p></text:note-body></text:note></text:span></text:span></text:p>
      <text:p text:style-name="P3"><text:soft-page-break/>(17) [XP<text:tab/><text:tab/>X<text:tab/>[YP<text:tab/><text:tab/>Y<text:tab/>[ZP<text:tab/>Z<text:tab/>...<text:tab/>]]]</text:p>
      <text:p text:style-name="P3"><text:tab/> <text:s text:c="2"/>clitic type 1<text:tab/>clitic type 2<text:tab/><text:tab/>clitic type 3...</text:p>
      <text:p text:style-name="P10"><text:span text:style-name="T5"><text:tab/><text:tab/><text:tab/><text:tab/></text:span><text:span text:style-name="T9">li<text:tab/><text:tab/><text:tab/>(e)ls</text:span></text:p>
      <text:h text:style-name="P35" text:outline-level="2"><text:span text:style-name="T1">3.2. Spanish spurious </text:span><text:span text:style-name="T2">se</text:span></text:h>
      <text:p text:style-name="P10"><text:span text:style-name="T5">An­­­other famous case of 3rd person clitic clash is provided by Spanish spurious </text:span><text:span text:style-name="T3">se</text:span><text:span text:style-name="T5">. Here we will argue that this clash is due to the same type of competition, and that the repair follows from the regions that Spanish defines in its Sportiche’s area.</text:span></text:p>
      <text:p text:style-name="P10"><text:span text:style-name="T5">As can be seen in (18), there is no obvious evidence that the Spanish dative and the Spanish accusative are built one from the other; in particular, Spanish lacks any clitic /e/ which would allow one to segment the dative into the accusative layer plus a morphosyntactically significant unit. At least at first glance, then, the situation is</text:span><text:span text:style-name="T19"> </text:span><text:span text:style-name="T5">different from Catalan.</text:span></text:p>
      <text:p text:style-name="P3">(18) Spanish clitics</text:p>
      <text:p text:style-name="P3"><text:tab/>a. lo ‘accusative masculine singular’</text:p>
      <text:p text:style-name="P10"><text:span text:style-name="T5"><text:tab/></text:span><text:span text:style-name="T40">b. la ‘accusative feminine singular’</text:span></text:p>
      <text:p text:style-name="P13"><text:tab/>c. le ‘dative singular, masculine / feminine’</text:p>
      <text:p text:style-name="P10"><text:span text:style-name="T5">However, there is an important</text:span><text:span text:style-name="T16"> </text:span><text:span text:style-name="T5">sense in which datives and accusatives are syntactically non-distinct in Spanish: Differential Object Marking in some ‘accusatives’ is identical to dative marking (19), and in fact within the same vP the two markings cannot occur at the same time (20) (\citet{ormazabalromero13}; see also </text:span><text:span text:style-name="T6">Cornilescu, this volume</text:span><text:span text:style-name="T5">).</text:span></text:p>
      <text:p text:style-name="P20">(19)<text:tab/>a. <text:tab/>Le <text:tab/><text:tab/>di <text:tab/><text:tab/>un libro a María.</text:p>
      <text:p text:style-name="P19"><text:span text:style-name="T23"><text:tab/><text:tab/></text:span><text:span text:style-name="T3">her.dat <text:tab/>gave1sg<text:tab/>a. <text:s/>book A María [dative]</text:span></text:p>
      <text:p text:style-name="P24"><text:tab/>b. <text:tab/>Vi<text:tab/> <text:s text:c="3"/>a María.</text:p>
      <text:p text:style-name="P19"><text:span text:style-name="T5"><text:tab/><text:tab/></text:span><text:span text:style-name="T3">saw.1sg A María [accusative]</text:span></text:p>
      <text:p text:style-name="P20">(20) Entregué <text:tab/>(*a) los prisioneros <text:tab/>al <text:tab/><text:tab/>enemigo.</text:p>
      <text:p text:style-name="P19"><text:span text:style-name="T23"><text:tab/></text:span><text:span text:style-name="T5">delivered.1sg <text:s text:c="2"/>A <text:s/>the prisoners<text:tab/>A-the<text:tab/><text:tab/>enemy</text:span></text:p>
      <text:p text:style-name="P3"><text:tab/>‘I delivered the prisoners to the enemy’</text:p>
      <text:p text:style-name="P10"><text:span text:style-name="T5">This pattern has motivated analyses where Spanish vPs assign only one real case, ‘internal object case’ (\citep{romero12, ormazabalromero13}), which is manifested through </text:span><text:span text:style-name="T3">a</text:span><text:span text:style-name="T5">-marking. (20) is ungrammatical with double a-marking simply because the vP can only assign one case, and the two internal arguments compete with each other in order to get that case.</text:span><text:span text:style-name="Footnote_20_Symbol"><text:span text:style-name="T5"><text:note text:id="ftn5" text:note-class="footnote"><text:note-citation>5</text:note-citation><text:note-body><text:p text:style-name="P33"><text:span text:style-name="T35"><text:s/></text:span><text:span text:style-name="T21">See \citet{romero12} for the relation between the non </text:span><text:span text:style-name="T11">a</text:span><text:span text:style-name="T21">-marked ‘accusative’ argument and case assignment. </text:span></text:p></text:note-body></text:note></text:span></text:span><text:span text:style-name="T5"> Our claim is, then, that (21) is ungrammatical for the same reason as (20): in both cases, two elements compete to be licensed by the same head, the one that assigns DOM in (20) and the one that licenses 3rd person clitics in (21).</text:span><text:span text:style-name="Footnote_20_Symbol"><text:span text:style-name="T5"><text:note text:id="ftn6" text:note-class="footnote"><text:note-citation>6</text:note-citation><text:note-body><text:p text:style-name="P33"><text:span text:style-name="T35"><text:s/></text:span>We assume that the presence of an object clitic (<text:span text:style-name="T10">lo</text:span> or <text:span text:style-name="T10">le</text:span>) implies that the pronoun has been checked in the ZP area at some point in the derivation. Our approach implies that objects not carrying DOM are case-licensed in a different way from DOM-objects (see also \citet{lopez12}), but the distinction dissolves from the perspective of the clitic, which requires them to be generated in ZP.</text:p></text:note-body></text:note></text:span></text:span><text:span text:style-name="T5"> Irrespectively of whether they are generated in different regions, at some point they will have to establish a case-relation with a head, and given that accusatives and datives both compete for this—because the only real case in Spanish is ‘internal argument case’—only one of them will remain.</text:span></text:p>
      <text:p text:style-name="P3"/>
      <text:p text:style-name="P11">(21)*Le <text:tab/><text:tab/><text:tab/>lo <text:tab/><text:tab/><text:tab/>di.</text:p>
      <text:p text:style-name="P11"><text:soft-page-break/><text:tab/> <text:s/>him.dat<text:tab/><text:tab/>it.acc<text:tab/><text:tab/>gave</text:p>
      <text:p text:style-name="P10"><text:span text:style-name="T5">In other words, like nVC datives, Spanish datives are ‘fake datives’, but</text:span><text:span text:style-name="T16"> </text:span><text:span text:style-name="T5">for different reasons. To consider the repair strategy, and to be more explicit about the competition, let us say a bit more about the clitic regions in Spanish. We assume \citet{kayne10} proposal about the relevant regions in Spanish (22).</text:span><text:span text:style-name="Footnote_20_Symbol"><text:span text:style-name="T5"><text:note text:id="ftn7" text:note-class="footnote"><text:note-citation>7</text:note-citation><text:note-body><text:p text:style-name="P33"><text:span text:style-name="T35"><text:s/></text:span><text:span text:style-name="T21">Among \citet{kayne10} arguments for this ordering, he observes that it reproduces the natural ordering of clitics inside the cluster and that one can establish an implicational hierarchy in terms of which clitics can intervene across varieties between subject agreement morphology and the verbal stem.</text:span> </text:p></text:note-body></text:note></text:span></text:span><text:span text:style-name="T5"> <text:s/></text:span></text:p>
      <text:p text:style-name="P11">(22) [WP<text:tab/>se<text:tab/>[XP<text:tab/>me/te<text:tab/>[YP<text:tab/>le<text:tab/>[ZP<text:tab/>lo ...[vP]]]]</text:p>
      <text:p text:style-name="P10"><text:span text:style-name="T23"><text:tab/><text:tab/></text:span><text:span text:style-name="T3">reflexive<text:tab/>me/you<text:tab/>3rd dat<text:tab/>3rd acc<text:tab/></text:span></text:p>
      <text:p text:style-name="P10"><text:span text:style-name="T5">Interestingly, the sequence follows a logical ordering from two perspectives: first, the lowest type of clitics are those that are defined by the maximal amount of interpretable phi features: accusative pronouns contrast in gender and number; datives contrast just in number; and</text:span><text:span text:style-name="T19"> </text:span><text:span text:style-name="T5">reflexive pronouns lack interpretable phi features \citep{reuland11}.Second, person</text:span><text:span text:style-name="T16">-</text:span><text:span text:style-name="T5">marked pronouns are higher than third person pronouns—perhaps defined by absence of person features—thus</text:span><text:span text:style-name="T19"> </text:span><text:span text:style-name="T5">matching the observation that speaker and addressee are defined high in the clausal structure as a form of deixis (see</text:span><text:span text:style-name="T16"> </text:span><text:span text:style-name="T22">\citet{giorgi09}</text:span><text:span text:style-name="T5">, among many others). </text:span></text:p>
      <text:p text:style-name="P10"><text:span text:style-name="T5">Once we assume this sequence, it is striking that the incompatibilities attested in Spanish always involve</text:span><text:span text:style-name="T16"> </text:span><text:span text:style-name="T5">pronouns in adjacent areas, and the repair involves using a clitic that belongs to a higher area: 3rd accusative and 3rd dative occupy adjacent regions,</text:span><text:span text:style-name="Footnote_20_Symbol"><text:span text:style-name="T5"><text:note text:id="ftn8" text:note-class="footnote"><text:note-citation>8</text:note-citation><text:note-body><text:p text:style-name="P33"><text:span text:style-name="T35"><text:s/></text:span><text:span text:style-name="T21">See Sheehan, this volume, for further details about PCC effects.</text:span></text:p></text:note-body></text:note></text:span></text:span><text:span text:style-name="T5"> and the repair involves using a reflexive pronoun rather than a dative (see \citet{alcaraz17} for syntactic arguments that spurious </text:span><text:span text:style-name="T3">se</text:span><text:span text:style-name="T5"> behaves as a real reflexive, which we do not reproduce for lack of space).</text:span></text:p>
      <text:p text:style-name="P10"><text:span text:style-name="T36">(23) [WP<text:tab/>se<text:tab/>[XP<text:tab/> [YP<text:tab/></text:span><text:span text:style-name="T48">le</text:span><text:span text:style-name="T36"><text:tab/>[ZP<text:tab/>lo ...[vP]]]]</text:span></text:p>
      <text:p text:style-name="P10"><text:span text:style-name="T5">We have argued that </text:span><text:span text:style-name="T3">le</text:span><text:span text:style-name="T5"> and </text:span><text:span text:style-name="T3">lo</text:span><text:span text:style-name="T5"> are incompatible with each other due to case competition—in other words, because Spanish lacks a real dative case. To be more specific,</text:span><text:span text:style-name="T19"> </text:span><text:span text:style-name="T5">we can assume that even though they end up in different regions, they are base-generated in the same position, which checks internal case (assume that is ZP). </text:span></text:p>
      <text:p text:style-name="P10"><text:span text:style-name="T22">Crucially, the repair involves removing one of the two clitics. The first question is, which </text:span><text:span text:style-name="T5">one? In a morphologically-oriented theory with OCP, in principle either of the two clitics could be the one replaced. In our proposal, we correctly predict that the one replaced is the first one, because that is the highest one: if the repair involves using a clitic that belongs to a higher region, replacing the lowest one would produce a standard intervention effect because the long distance relation established between WP and ZP has another clitic in YP that is closer</text:span><text:span text:style-name="T16"> </text:span><text:span text:style-name="T5">to WP than ZP.</text:span></text:p>
      <text:p text:style-name="P10"><text:span text:style-name="T36">(24)<text:tab/>*[WP <text:tab/>se <text:s/>[XP <text:s/>[YP<text:tab/>le<text:tab/>[ZP<text:tab/></text:span><text:span text:style-name="T48">lo </text:span><text:span text:style-name="T36">...[vP]]]]</text:span></text:p>
      <text:p text:style-name="P10"><text:span text:style-name="T5">Second, why should it be </text:span><text:span text:style-name="T3">se</text:span><text:span text:style-name="T5">? On the assumption that a third person pronoun does not contain person features, the XP area—for 1st and 2nd person pronouns—is not available for 3rd person clitics; the closest available area is therefore</text:span><text:span text:style-name="T19"> </text:span><text:span text:style-name="T5">the reflexive pronoun area. Given that the height correlates with the number of interpretable features, this also captures the intuition that the repairs always involve less specified clitics</text:span><text:span text:style-name="T20">:</text:span><text:span text:style-name="T19">.</text:span><text:span text:style-name="T5"> </text:span><text:span text:style-name="T19">I</text:span><text:span text:style-name="T5">n our account, this is just an epiphenomenon of the fact that syntactic structure is built from bottom to top and not vice versa.</text:span></text:p>
      <text:p text:style-name="P10"><text:span text:style-name="T5">Third, our approach also</text:span><text:span text:style-name="T19"> </text:span><text:span text:style-name="T5">explains why a clash between two adjacent </text:span><text:span text:style-name="T3">se</text:span><text:span text:style-name="T5"> pronouns cannot be resolved through substitution. (25) is ungrammatical; in our approach, it is so because the two </text:span><text:span text:style-name="T3">se</text:span><text:span text:style-name="T5"> pronouns want to be licensed in the WP region, and there is place for only</text:span><text:span text:style-name="T19"> </text:span><text:span text:style-name="T5">one of them. Given that the clitic area finishes here in Spanish, there is no other region to license the reflexive not licensed in WP.</text:span></text:p>
      <text:p text:style-name="P11">(25) *Se se <text:tab/>arrepiente mucho aquí.</text:p>
      <text:p text:style-name="P10"><text:span text:style-name="T23"><text:tab/> <text:s text:c="2"/></text:span><text:span text:style-name="T3">refl refl<text:tab/>repent<text:tab/> <text:s text:c="2"/>a lot<text:tab/> here</text:span></text:p>
      <text:p text:style-name="P3"><text:tab/> Intended: ‘Here it is very common to regret something’</text:p>
      <text:p text:style-name="P10"><text:span text:style-name="T5">In Italian, on the other hand, such a repair strategy is possible, essentially because in this language the clitic area contains a region that precedes reflexives where </text:span><text:span text:style-name="T3">ci</text:span><text:span text:style-name="T5"> (as an underspecified deictic element) is located. (4), repeated below as (26), is explained through an area such as (27); note that our approach also correctly predicts that (5), repeated as (28), can only be repaired through total erasure of one clitic.</text:span><text:span text:style-name="Footnote_20_Symbol"><text:span text:style-name="T5"><text:note text:id="ftn9" text:note-class="footnote"><text:note-citation>9</text:note-citation><text:note-body><text:p text:style-name="P33"><text:span text:style-name="T35"><text:s/></text:span>An independent question is what specific features Italian <text:span text:style-name="T10">ci</text:span> spells out so that it can be used for<text:span text:style-name="T17"> </text:span>both the 1pl and the locative. In this respect, we follow \citet{ferrazzano03}, who argues that Italian <text:span text:style-name="T10">ci</text:span> in fact stands for proximal deixis, irrespective of whether it applies to participants<text:span text:style-name="T21">—</text:span>where the closest participant is the speaker<text:span text:style-name="T21">—</text:span>or place. This<text:span text:style-name="T17"> </text:span>approach is also compatible in principle with Pescarini’s proposal that <text:span text:style-name="T10">ci</text:span> is featurally underspecified, introduced as a default. Note that an account based on homophony begs the question of why first person and place happen to be spelled out by exactly the same sequence. </text:p></text:note-body></text:note></text:span></text:span></text:p>
      <text:p text:style-name="P11">(26) Italian </text:p>
      <text:p text:style-name="P19"><text:span text:style-name="T23"><text:tab/>a. </text:span><text:span text:style-name="T27">*Nel medioevo <text:tab/>si<text:tab/>si <text:tab/>lavava. </text:span></text:p>
      <text:p text:style-name="P19"><text:span text:style-name="T29"><text:s text:c="2"/></text:span><text:span text:style-name="T27"><text:tab/> <text:s text:c="4"/></text:span><text:span text:style-name="T30">in-the Middle-Ages <text:s/>refl<text:tab/>refl<text:tab/>washed3sg<text:tab/><text:tab/></text:span></text:p>
      <text:p text:style-name="P19"><text:span text:style-name="T30"><text:tab/></text:span><text:span text:style-name="T27">b. Nel medioevo<text:tab/>ci<text:tab/>si<text:tab/>lavava.</text:span></text:p>
      <text:p text:style-name="P19"><text:span text:style-name="T27"><text:tab/> <text:s text:c="3"/></text:span><text:span text:style-name="T30">in-the Middle-Ages <text:s/>deic<text:tab/>refl<text:tab/>washed3sg<text:tab/><text:tab/></text:span></text:p>
      <text:p text:style-name="P10"><text:soft-page-break/><text:span text:style-name="T5"><text:tab/></text:span><text:span text:style-name="T30">‘In the Middle Ages they washed themselves’</text:span></text:p>
      <text:p text:style-name="P10"><text:span text:style-name="T5">(27)</text:span><text:span text:style-name="T30">a. [HP<text:tab/>ci <text:tab/>[WP <text:tab/>si<text:tab/>[XP<text:tab/>mi<text:tab/>[YP<text:tab/>gli<text:tab/>[ZP lo<text:tab/>...[vP]]]]</text:span></text:p>
      <text:p text:style-name="P10"><text:span text:style-name="T30"><text:tab/></text:span><text:span text:style-name="T32">b. [HP<text:tab/><text:tab/>[WP *si si<text:tab/>[XP<text:tab/><text:tab/>[YP<text:tab/><text:tab/>[ZP<text:tab/><text:tab/>...[vP]]]]</text:span></text:p>
      <text:p text:style-name="P10"><text:span text:style-name="T32"><text:tab/></text:span><text:span text:style-name="T34">c. [HP<text:tab/>ci<text:tab/>[WP <text:s text:c="2"/></text:span><text:span text:style-name="T49">si</text:span><text:span text:style-name="T34"> si<text:tab/>[XP<text:tab/><text:tab/>[YP<text:tab/><text:tab/>[ZP<text:tab/><text:tab/>...[vP]]]]</text:span></text:p>
      <text:p text:style-name="P3">(28)*A Roma<text:tab/>ci<text:tab/>ci <text:tab/>porta <text:tab/>Mario.</text:p>
      <text:p text:style-name="P3"><text:tab/> <text:s text:c="3"/>to Rome<text:tab/>us.acc<text:tab/>there<text:tab/>brings<text:tab/>Mario</text:p>
      <text:p text:style-name="P10"><text:span text:style-name="T5">Again, note that in the case of (26b) our approach also correctly predicts that the clitic that will be replaced will be the first one in the series: on the assumption that structure is built bottom-up, necessarily the deictic clitic will precede the reflexive. As far as we</text:span><text:span text:style-name="T16"> </text:span><text:span text:style-name="T5">can tell, the morphological approach cannot make this prediction.</text:span></text:p>
      <text:h text:style-name="P37" text:outline-level="2">3.3. A short note on French</text:h>
      <text:p text:style-name="P10"><text:span text:style-name="T5">At first sight, French is a surface counterexample to our proposal. It is plausible to speculate</text:span><text:span text:style-name="T19"> </text:span><text:span text:style-name="T5">that at least the dative form </text:span><text:span text:style-name="T3">lui</text:span><text:span text:style-name="T5"> contains the locative </text:span><text:span text:style-name="T3">y</text:span><text:span text:style-name="T5"> /i/. This impression is confirmed, following our own logic, by the observation made by \citet{rezac10} that </text:span><text:span text:style-name="T3">lui</text:span><text:span text:style-name="T5"> cannot</text:span><text:span text:style-name="T19"> </text:span><text:span text:style-name="T5">occur in a sequence with </text:span><text:span text:style-name="T3">y</text:span><text:span text:style-name="T5">, as illustrated in (29).</text:span></text:p>
      <text:p text:style-name="P17"/>
      <text:p text:style-name="P23">(29)*Je <text:tab/>lui <text:tab/><text:tab/>y <text:tab/>parle.</text:p>
      <text:p text:style-name="P23"><text:tab/> <text:s/>I<text:tab/>him.dat<text:tab/>loc<text:tab/>talk.1sg</text:p>
      <text:p text:style-name="P10"><text:span text:style-name="T40"><text:tab/></text:span><text:span text:style-name="T5">Intended: ‘I talk to him there’</text:span></text:p>
      <text:p text:style-name="P10"><text:span text:style-name="T5">We would then predict that a 3rd accusative should be incompatible with a 3rd dative in French, for the same reasons as in nVC: the dative is a fake dative involving the locative layer. And yet, French seems to allow the sequence</text:span><text:span text:style-name="T19"> </text:span><text:span text:style-name="T5">seen in (30).</text:span></text:p>
      <text:p text:style-name="P23">(30) Je le <text:tab/><text:tab/>lui<text:tab/><text:tab/>ai <text:tab/><text:tab/>donné.</text:p>
      <text:p text:style-name="P19"><text:span text:style-name="T40"><text:tab/></text:span><text:span text:style-name="T5">I <text:s text:c="2"/>it.acc<text:tab/>him.dat<text:tab/>have1sg<text:tab/>given</text:span></text:p>
      <text:p text:style-name="P3"/>
      <text:p text:style-name="P10"><text:span text:style-name="T5">We argue that this is not a real counterexample, essentially because the apparent compatibility is purely orthographic, an artefact of the writing</text:span><text:span text:style-name="T19"> </text:span><text:span text:style-name="T5">system. \citet{schwarze01} notes that although the orthographic representation in French insists on keeping the two clitics, the natural pronunciation of the sequence written as </text:span><text:span text:style-name="T3">je le lui</text:span><text:span text:style-name="T5"> is [ʒɥi] or [ʒlɥi], where crucially what is preserved, at most, is the shape of the fake dative [lɥi], as in nVC. In our view, pending a deeper typological study in French, this language confirms our predictions. </text:span></text:p>
      <text:p text:style-name="P3"/>
      <text:p text:style-name="P34">4. Conclusions</text:p>
      <text:p text:style-name="P10"><text:span text:style-name="T5">In this short contribution we have argued that what has been labelled ‘dative’ in typologically related languages corresponds to very different types of entities. In the set of languages considered, only Valencian Catalan can be argued to have a real dative integrated as a distinct case in the system. Fake datives can be obtained—perhaps among other ways—by building them with locatives and DP layers (as</text:span><text:span text:style-name="T16"> </text:span><text:span text:style-name="T5">in</text:span><text:span text:style-name="T16"> </text:span><text:span text:style-name="T5">non-Valencian Catalan, possibly French), or inside languages which only assign one internal argument case and therefore do not make a real distinction between dative and accusative case. </text:span></text:p>
      <text:p text:style-name="P3"><text:soft-page-break/>We have furthermore argued that there is a correlation between whether the dative is fake or not, and whether it will display a clash with accusative 3rd clitics or not. Specifically, we have argued that whenever the dative is fake, it competes with the accusative for licensing at the syntactic level. </text:p>
      <text:p text:style-name="P10"><text:span text:style-name="T5">We have thus</text:span><text:span text:style-name="T19"> </text:span><text:span text:style-name="T5">sketched an account of ‘clitic wars’ which treats the phenomenon as syntactic rather than morphological. We have shown that our account, based on a standard notion of ‘competition for licensing by a syntactic head’, manages to capture the correct intuitions of the morphological approach (underspecification, alternation between substitution and erasure), while managing to make additional correct predictions not made by the morphological account (the highest clitic is substituted, erasure happens when there is no higher region in the clitic area). This makes the resort to generalised OCP solutions (or \citet{richards10} Distinctness) redundant. We hope that even though our study is limited in empirical scope we have convincingly shown that the syntactic route is worth exploring in accounting for these facts. </text:span></text:p>
      <text:p text:style-name="P27"><text:span text:style-name="T9">Acknowledgements.</text:span><text:span text:style-name="T5"> The authors would like to thank the audience at</text:span><text:span text:style-name="T19"> </text:span><text:span text:style-name="T5">and organisers of the </text:span><text:span text:style-name="T3">Dative Structures and Beyond </text:span><text:span text:style-name="T5">conference</text:span><text:span text:style-name="T19"> </text:span><text:span text:style-name="T5">(Barcelona, January 2017) and the </text:span><text:span text:style-name="T3">Romanistentag</text:span><text:span text:style-name="T5"> (Zurich, October 2017) for illuminating comments and suggestions. All disclaimers apply.</text:span></text:p>
      <text:p text:style-name="P25"/>
      <text:p text:style-name="P26">References</text:p>
      <text:p text:style-name="P38"><text:span text:style-name="T42">Adger, David &amp; Daniel Harbour. 2007. Syntax and syncretism of the PCC. </text:span><text:span text:style-name="T43">Syntax</text:span><text:span text:style-name="T42"> 10. 2-37.</text:span></text:p>
      <text:p text:style-name="P38"><text:span text:style-name="T42">Alcaraz, Alejo. 2017. </text:span><text:span text:style-name="T43">The spurious vs. dative problem</text:span><text:span text:style-name="T42">. Lingbuzz/003293</text:span></text:p>
      <text:p text:style-name="P38"><text:span text:style-name="T42">Bayer, Josef. 2004. Non-nominative subjects in comparison. In P. Bhashakarao &amp; K. V. Subbarao (eds.), </text:span><text:span text:style-name="T43">Non nominative subjects</text:span><text:span text:style-name="T42">, 31.58. Amsterdam: John Benjamins.</text:span></text:p>
      <text:p text:style-name="P38"><text:span text:style-name="T42">Bonet, Eulàlia. 1991. </text:span><text:span text:style-name="T43">Morphology after syntax</text:span><text:span text:style-name="T42">. </text:span><text:span text:style-name="T44">PhD dissertation, MIT.</text:span></text:p>
      <text:p text:style-name="P38"><text:span text:style-name="T44">Bonet, Eulàlia. </text:span><text:span text:style-name="T42">1993. 3rd person pronominal clitics in dialects of Catalan. </text:span><text:span text:style-name="T43">Catalan Working Papers in Linguistics</text:span><text:span text:style-name="T42"> 3. 85-111.</text:span></text:p>
      <text:p text:style-name="P38"><text:span text:style-name="T42">Bonet, Eulàlia. 1995. Feature structure of Romance clitics. </text:span><text:span text:style-name="T43">Natural Language and Linguistic Theory</text:span><text:span text:style-name="T42"> 13 (4), pp. 607-647.</text:span></text:p>
      <text:p text:style-name="P38"><text:span text:style-name="T45">Cabré, Teresa &amp; Antonio Fábregas. In press. </text:span><text:span text:style-name="T42">3</text:span><text:span text:style-name="T47">rd</text:span><text:span text:style-name="T42"> person clitic combinations across Catalan varieties: consequences for the nature of the dative clitic. </text:span><text:span text:style-name="T43">The Linguistic Review</text:span><text:span text:style-name="T42">.</text:span></text:p>
      <text:p text:style-name="P38"><text:span text:style-name="T42">Croft, William. 2017. </text:span><text:span text:style-name="T43">Verbs</text:span><text:span text:style-name="T42">. Aspect and causal structure. Oxford: Oxford University Press.</text:span></text:p>
      <text:p text:style-name="P29"><text:span text:style-name="T5">Cuervo, María Cristina. 2003. </text:span><text:span text:style-name="T3">Datives at large</text:span><text:span text:style-name="T5">. Ph.D. dissertation, MIT.</text:span></text:p>
      <text:p text:style-name="P29"><text:span text:style-name="T5">Ferrazzano, Lisa Reisig. 2003. </text:span><text:span text:style-name="T3">The morphology of ci and its ‘distal’ relative, vi</text:span><text:span text:style-name="T5">. Unpublished ms., CUNY graduate center.</text:span></text:p>
      <text:p text:style-name="P29"><text:span text:style-name="T5">Giorgi, Alessandra. 2009. </text:span><text:span text:style-name="T3">About the speaker</text:span><text:span text:style-name="T5">. Oxford: Oxford University Press.</text:span></text:p>
      <text:p text:style-name="P29"><text:span text:style-name="T5">Grimshaw, Jane. 1997. Projection, heads, and optimality. </text:span><text:span text:style-name="T3">Linguistic Inquiry</text:span><text:span text:style-name="T5"> 28. 373-422.</text:span></text:p>
      <text:p text:style-name="P29"><text:span text:style-name="T5">Kayne, Richard. 2010. Toward a syntactic reinterpretation of Harris and Halle (2005). In Brigitte Kampers-Manhe Reineke Bok-Bennema &amp; Bart Hollebrandse (eds.), </text:span><text:span text:style-name="T3">Romance languages and linguistic theory 2008</text:span><text:span text:style-name="T5">, 145–170. Amsterdam and Philadelphia: John Benjamins.</text:span></text:p>
      <text:p text:style-name="P29"><text:span text:style-name="T5">Leu, Tom. 2015. </text:span><text:span text:style-name="T3">The architecture of determiners</text:span><text:span text:style-name="T5">. Oxford: Oxford University Press.</text:span></text:p>
      <text:p text:style-name="P29"><text:span text:style-name="T5">López, Luis. 2012. </text:span><text:span text:style-name="T3">Indefinite Objects</text:span><text:span text:style-name="T5">. Cambridge (Mass.): MIT Press.</text:span></text:p>
      <text:p text:style-name="P29"><text:span text:style-name="T5">Martin, Jesús. 2012. </text:span><text:span text:style-name="T3">Deconstructing Catalan object clitics</text:span><text:span text:style-name="T5">. Ph. D. dissertation, New York University.</text:span></text:p>
      <text:p text:style-name="P29"><text:soft-page-break/><text:span text:style-name="T5">Moore, John &amp; David Perlmutter. 2000. What does it take to be a dative subject</text:span><text:span text:style-name="T3">? Natural Language and Linguistic Theory</text:span><text:span text:style-name="T5"> 18. 373-416.</text:span></text:p>
      <text:p text:style-name="P29"><text:span text:style-name="T5">Næss, Åshild. 2009. Varieties of dative. In A. Spencer &amp; A. Malchukov (eds.), </text:span><text:span text:style-name="T3">The Oxford Handbook of Case</text:span><text:span text:style-name="T5">, 572-581. Oxford: Oxford University Press.</text:span></text:p>
      <text:p text:style-name="P29"><text:span text:style-name="T5">Nevins, Andrew. 2012. Haplological dissimilation at distinct stages of exponence. In Jochen Trommer (ed.), </text:span><text:span text:style-name="T3">The morphology and phonology of exponence</text:span><text:span text:style-name="T5">, 84-117. Oxford: Oxford University Press.</text:span></text:p>
      <text:p text:style-name="P29"><text:span text:style-name="T5">Ormazábal, Javier &amp; Juan Romero (2013). Object agreement, clitics and dialectal variation. </text:span><text:span text:style-name="T3">Probus</text:span><text:span text:style-name="T5"> 25. 301-344.</text:span></text:p>
      <text:p text:style-name="P29"><text:span text:style-name="T5">Perlmutter, David M. 1971. </text:span><text:span text:style-name="T3">Deep and surface structure constraints in syntax. Transatlantic series in linguistics</text:span><text:span text:style-name="T5">. New York: Holt Rinehart and Winston.</text:span></text:p>
      <text:p text:style-name="P29"><text:span text:style-name="T5">Pescarini, Diego. 2007. Types of syncretism in the clitic systems of romance. </text:span><text:span text:style-name="T25">Anuario del seminario de filología vasca Julio de Urquijo</text:span><text:span text:style-name="T23"> 41. 285–300.</text:span></text:p>
      <text:p text:style-name="P29"><text:span text:style-name="T23">Ramchand, Gillian &amp; Peter Svenonius. </text:span><text:span text:style-name="T5">2014. D</text:span><text:span text:style-name="T8">eriving the functional hierarchy. </text:span><text:span text:style-name="T4">Language Sciences</text:span><text:span text:style-name="T8"> 46. 152 - 174.</text:span></text:p>
      <text:p text:style-name="P29"><text:span text:style-name="T8">Reuland, Eric. 2011. </text:span><text:span text:style-name="T4">Anaphora and language design</text:span><text:span text:style-name="T8">. Cambridge (Mass.): MIT Press.</text:span></text:p>
      <text:p text:style-name="P29"><text:span text:style-name="T8">Richards, Norvin. 2010. </text:span><text:span text:style-name="T4">Uttering trees</text:span><text:span text:style-name="T8">. Cambridge (Mass.): MIT Press.</text:span></text:p>
      <text:p text:style-name="P29"><text:span text:style-name="T5">Rigau, Gemma. </text:span><text:span text:style-name="T40">1978. ‘Hi’ datiu inanimat. </text:span><text:span text:style-name="T41">Els Marges </text:span><text:span text:style-name="T40">12. 99-102.</text:span></text:p>
      <text:p text:style-name="P29"><text:span text:style-name="T40">Rigau, Gemma. 1982. </text:span><text:span text:style-name="T5">Inanimate indirect object in Catalan. </text:span><text:span text:style-name="T3">Linguistic Inquiry</text:span><text:span text:style-name="T5"> 13. 146-150.</text:span></text:p>
      <text:p text:style-name="P29"><text:span text:style-name="T5">Rezac, Milan. 2010. Ineffability through modularity: gaps in the french clitic cluster. In Greville Corbett Matthew Baerman &amp; Dunstan Brown (eds.), </text:span><text:span text:style-name="T3">Defective paradigms: missing forms and what they tell us</text:span><text:span text:style-name="T5">, 151–180. Oxford, New York: Oxford University Press.</text:span></text:p>
      <text:p text:style-name="P29"><text:span text:style-name="T5">Romero, Juan. 2012. Accusative datives in Spanish. In Beatriz Fernández &amp; Ricardo Etxepare (eds.), </text:span><text:span text:style-name="T3">Variation in datives: a microcomparative perspective</text:span><text:span text:style-name="T5">, 283–300. Oxford, New York: Oxford University Press.</text:span></text:p>
      <text:p text:style-name="P29"><text:span text:style-name="T5">Schwarze, Christoph. 2001. On the representation of french and italian clitics. In Myriam Butt &amp; Tracy Holloway King (eds.), </text:span><text:span text:style-name="T3">Proceedings of the LFG 01 conference</text:span><text:span text:style-name="T5">, 1–24. Chicago: CSLI Publications.</text:span></text:p>
      <text:p text:style-name="P29"><text:span text:style-name="T5">Sportiche, Dominique. 1996. Clitic constructions. In Johann. Rooryck &amp; L. Zaring (eds.), </text:span><text:span text:style-name="T3">Phrase structure and the lexicon</text:span><text:span text:style-name="T5">, 213-276. Dordrecht: Kluwer.</text:span></text:p>
      <text:p text:style-name="P29"><text:span text:style-name="T5">Williams, Alexander. 2015. </text:span><text:span text:style-name="T3">Arguments in syntax and semantics</text:span><text:span text:style-name="T5">. Cambridge: Cambridge University Press.</text:span></text:p>
      <text:p text:style-name="P30">Wiltschko, Martina. 2014. The universal structure of categories. Cambridge: Cambridge University Press.</text:p>
      <text:p text:style-name="P29"><text:span text:style-name="T5">Woolford, Ellen. 2006. Lexical case, inherent case and argument structure. </text:span><text:span text:style-name="T3">Linguistic Inquiry</text:span><text:span text:style-name="T5"> 37. 11-130.</text:span></text:p>
      <text:p text:style-name="P29"><text:span text:style-name="T5">Zaenen, Annie, Joan Maling &amp; Höskuldur Thráinsson. 1985.</text:span><text:span text:style-name="T3"> </text:span><text:span text:style-name="T5">Case and grammatical function. The Icelandic Passive</text:span><text:span text:style-name="T3">.</text:span><text:span text:style-name="T5"> </text:span><text:span text:style-name="T3">Natural Language and Linguistic Theory</text:span><text:span text:style-name="T5"> 3. 441-483.</text:span></text:p>
      <text:p text:style-name="P3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MS Gothic" svg:font-family="'MS Gothic', 'ＭＳ ゴシック'" style:font-family-generic="modern"/>
    <style:font-face style:name="FreeSans" svg:font-family="FreeSans, 'Times New Roman'" style:font-family-generic="roman"/>
    <style:font-face style:name="Calibri" svg:font-family="Calibri" style:font-pitch="variable"/>
    <style:font-face style:name="Calibri Light" svg:font-family="'Calibri Light'" style:font-pitch="variable"/>
    <style:font-face style:name="Courier New" svg:font-family="'Courier New'" style:font-pitch="variable"/>
    <style:font-face style:name="Droid Sans Fallback" svg:font-family="'Droid Sans Fallback', Cambria" style:font-pitch="variable"/>
    <style:font-face style:name="Lucida Grande" svg:font-family="'Lucida Grande'" style:font-pitch="variable"/>
    <style:font-face style:name="OpenSymbol" svg:font-family="OpenSymbol, 'Arial Unicode M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style:line-height-at-least="0.0693in" fo:orphans="0" fo:widows="0" fo:hyphenation-ladder-count="no-limit" fo:keep-with-next="always" style:writing-mode="lr-tb"/>
      <style:text-properties style:use-window-font-color="true" style:font-name="Times New Roman" fo:font-family="'Times New Roman'" style:font-family-generic="roman" style:font-pitch="variable" fo:font-size="12pt" fo:language="en" fo:country="US" style:font-name-asian="Droid Sans Fallback" style:font-family-asian="'Droid Sans Fallback', Cambria" style:font-pitch-asian="variable" style:font-size-asian="12pt" style:language-asian="zh" style:country-asian="CN" style:font-name-complex="FreeSans" style:font-family-complex="FreeSans,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1665in" fo:margin-bottom="0.0835in" loext:contextual-spacing="false" fo:text-align="center" style:justify-single-word="false"/>
      <style:text-properties style:font-name="Arial" fo:font-family="Arial" style:font-family-generic="swiss" style:font-pitch="variable" fo:font-size="28pt" fo:font-weight="bold" style:font-size-asian="28pt" style:font-weight-asian="bold" style:font-name-complex="Arial" style:font-family-complex="Arial" style:font-family-generic-complex="swiss" style:font-pitch-complex="variable"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pitch="variable" fo:font-style="italic" style:font-name-asian="MS Gothic" style:font-family-asian="'MS Gothic', 'ＭＳ ゴシック'" style:font-family-generic-asian="modern" style:font-style-asian="italic" style:font-name-complex="Mangal" style:font-family-complex="Mangal" style:font-family-generic-complex="roman"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swiss" style:font-pitch="variable" fo:font-size="10.5pt" fo:font-weight="bold" style:font-size-asian="10.5pt" style:font-weight-asian="bold" style:font-name-complex="Arial" style:font-family-complex="Arial" style:font-family-generic-complex="swiss" style:font-pitch-complex="variable" style:font-size-complex="10.5pt" style:font-weight-complex="bold"/>
    </style:style>
    <style:style style:name="ls_5f_Enumerated" style:display-name="ls_Enumerated" style:family="paragraph" style:parent-style-name="Standard" style:list-style-name="WW8Num5">
      <style:paragraph-properties fo:margin-top="0in" fo:margin-bottom="0.0972in" loext:contextual-spacing="false" fo:line-height="120%" fo:keep-with-next="auto"/>
    </style:style>
    <style:style style:name="Cita" style:family="paragraph" style:parent-style-name="Standard">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style>
    <style:style style:name="ls_5f_BulletList" style:display-name="ls_BulletList" style:family="paragraph" style:list-style-name="WW8Num3">
      <style:paragraph-properties fo:margin-top="0in" fo:margin-bottom="0.111in" loext:contextual-spacing="false" fo:line-height="106%" fo:orphans="2" fo:widows="2" fo:hyphenation-ladder-count="no-limit"/>
      <style:text-properties style:use-window-font-color="true" style:font-name="Times New Roman" fo:font-family="'Times New Roman'" style:font-family-generic="roman" style:font-pitch="variable" fo:font-size="12pt" fo:language="en" fo:country="US" style:font-name-asian="Droid Sans Fallback" style:font-family-asian="'Droid Sans Fallback', Cambria" style:font-pitch-asian="variable" style:font-size-asian="12pt" style:language-asian="zh" style:country-asian="CN" style:font-name-complex="FreeSans" style:font-family-complex="FreeSans, 'Times New Roman'" style:font-family-generic-complex="roman" style:font-size-complex="12pt" style:language-complex="hi" style:country-complex="IN" fo:hyphenate="false" fo:hyphenation-remain-char-count="2" fo:hyphenation-push-char-count="2"/>
    </style:style>
    <style:style style:name="ls_5f_TableHeading" style:display-name="ls_TableHeading" style:family="paragraph" style:parent-style-name="Standard">
      <style:paragraph-properties fo:line-height="115%" fo:keep-with-next="auto"/>
      <style:text-properties fo:font-weight="bold" style:font-weight-asian="bold"/>
    </style:style>
    <style:style style:name="ls_5f_Table" style:display-name="ls_Table" style:family="paragraph" style:parent-style-name="ls_5f_TableHeading">
      <style:paragraph-properties fo:margin-top="0.0201in" fo:margin-bottom="0in" loext:contextual-spacing="false" text:number-lines="false" text:line-number="0"/>
      <style:text-properties fo:font-weight="normal" style:font-weight-asian="normal"/>
    </style:style>
    <style:style style:name="Epígrafe"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paragraph-properties fo:margin-top="0in" fo:margin-bottom="0.0972in" loext:contextual-spacing="false" fo:line-height="120%"/>
      <style:text-properties style:font-name="Courier New" fo:font-family="'Courier New'" style:font-pitch="variable" style:font-name-complex="Courier New" style:font-family-complex="'Courier New'" style:font-pitch-complex="variable"/>
    </style:style>
    <style:style style:name="ls_5f_Sourceline" style:display-name="ls_Sourceline" style:family="paragraph" style:next-style-name="ls_5f_IMT">
      <style:paragraph-properties fo:margin-left="0.748in" fo:margin-right="0in" fo:orphans="2" fo:widows="2" fo:hyphenation-ladder-count="no-limit" fo:text-indent="0in" style:auto-text-indent="false" fo:keep-with-next="always">
        <style:tab-stops>
          <style:tab-stop style:position="0.748in"/>
        </style:tab-stops>
      </style:paragraph-properties>
      <style:text-properties style:use-window-font-color="true" style:font-name="Times New Roman" fo:font-family="'Times New Roman'" style:font-family-generic="roman" style:font-pitch="variable" fo:font-size="12pt" fo:language="en" fo:country="US" fo:font-style="italic" style:font-name-asian="Droid Sans Fallback" style:font-family-asian="'Droid Sans Fallback', Cambria" style:font-pitch-asian="variable" style:font-size-asian="12pt" style:language-asian="zh" style:country-asian="CN" style:font-style-asian="italic" style:font-name-complex="FreeSans" style:font-family-complex="FreeSans, 'Times New Roman'" style:font-family-generic-complex="roman" style:font-size-complex="12pt" style:language-complex="hi" style:country-complex="IN" fo:hyphenate="false" fo:hyphenation-remain-char-count="2" fo:hyphenation-push-char-count="2"/>
    </style:style>
    <style:style style:name="ls_5f_IMT" style:display-name="ls_IMT" style:family="paragraph" style:parent-style-name="ls_5f_Sourceline" style:next-style-name="ls_5f_Translation">
      <style:text-properties fo:font-style="normal" style:font-style-asian="normal"/>
    </style:style>
    <style:style style:name="ls_5f_Translation" style:display-name="ls_Translation" style:family="paragraph" style:next-style-name="ls_5f_Langinfo">
      <style:paragraph-properties fo:margin-left="0.748in" fo:margin-right="0in" fo:margin-top="0in" fo:margin-bottom="0.111in" loext:contextual-spacing="false" style:line-height-at-least="0.0693in" fo:orphans="2" fo:widows="2" fo:hyphenation-ladder-count="no-limit" fo:text-indent="0in" style:auto-text-indent="false" fo:keep-with-next="always"/>
      <style:text-properties style:use-window-font-color="true" style:font-name="Times New Roman" fo:font-family="'Times New Roman'" style:font-family-generic="roman" style:font-pitch="variable" fo:font-size="12pt" fo:language="en" fo:country="US" style:font-name-asian="Droid Sans Fallback" style:font-family-asian="'Droid Sans Fallback', Cambria" style:font-pitch-asian="variable" style:font-size-asian="12pt" style:language-asian="zh" style:country-asian="CN" style:font-name-complex="FreeSans" style:font-family-complex="FreeSans, 'Times New Roman'" style:font-family-generic-complex="roman" style:font-size-complex="12pt" style:language-complex="hi" style:country-complex="IN" style:font-style-complex="italic" fo:hyphenate="false" fo:hyphenation-remain-char-count="2" fo:hyphenation-push-char-count="2"/>
    </style:style>
    <style:style style:name="ls_5f_Langinfo" style:display-name="ls_Langinfo" style:family="paragraph" style:next-style-name="ls_5f_Sourceline" style:list-style-name="WW8Num4">
      <style:paragraph-properties fo:margin-left="0.0783in" fo:margin-right="0in" fo:orphans="2" fo:widows="2" fo:hyphenation-ladder-count="no-limit" fo:text-indent="0in" style:auto-text-indent="false" fo:keep-with-next="always"/>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s_5f_Translation_5f_Subexample" style:display-name="ls_Translation_Subexample" style:family="paragraph" style:parent-style-name="ls_5f_Translation" style:next-style-name="ls_5f_Langinfo"/>
    <style:style style:name="ls_5f_Section1" style:display-name="ls_Section1" style:family="paragraph" style:parent-style-name="Heading_20_1" style:next-style-name="Standard" style:default-outline-level="" style:list-style-name="WW8Num2">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list-style-name="WW8Num2">
      <style:paragraph-properties fo:margin-left="0.25in" fo:margin-right="0in" fo:text-indent="0in" style:auto-text-indent="false"/>
    </style:style>
    <style:style style:name="ls_5f_Section3" style:display-name="ls_Section3" style:family="paragraph" style:parent-style-name="Heading_20_3" style:next-style-name="Standard" style:default-outline-level="" style:list-style-name="WW8Num2">
      <style:paragraph-properties fo:margin-left="0.5717in" fo:margin-right="0in" fo:text-indent="0in" style:auto-text-indent="false"/>
    </style:style>
    <style:style style:name="ls_5f_Section4" style:display-name="ls_Section4" style:family="paragraph" style:parent-style-name="ls_5f_Section3" style:next-style-name="Standard">
      <style:paragraph-properties fo:margin-left="0.25in" fo:margin-right="0in" fo:text-indent="0in" style:auto-text-indent="false"/>
      <style:text-properties fo:font-size="12pt" style:font-size-asian="12pt"/>
    </style:style>
    <style:style style:name="Texto_20_de_20_globo" style:display-name="Texto de globo" style:family="paragraph" style:parent-style-name="Standard">
      <style:paragraph-properties fo:margin-top="0in" fo:margin-bottom="0in"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p1" style:family="paragraph" style:parent-style-name="Standard">
      <style:paragraph-properties fo:margin-top="0in" fo:margin-bottom="0in" loext:contextual-spacing="false" fo:line-height="100%" fo:orphans="2" fo:widows="2" fo:hyphenation-ladder-count="no-limit" fo:keep-with-next="auto"/>
      <style:text-properties style:font-name="Helvetica" fo:font-family="Helvetica, Arial" style:font-family-generic="swiss" style:font-pitch="variable" fo:font-size="9pt" fo:language="en" fo:country="GB" style:font-name-asian="Calibri" style:font-family-asian="Calibri" style:font-pitch-asian="variable" style:font-size-asian="9pt" style:font-name-complex="Times New Roman" style:font-family-complex="'Times New Roman'" style:font-family-generic-complex="roman" style:font-pitch-complex="variable" style:font-size-complex="9pt" style:language-complex="ar" style:country-complex="SA" fo:hyphenate="true" fo:hyphenation-remain-char-count="2" fo:hyphenation-push-char-count="2"/>
    </style:style>
    <style:style style:name="Mapa_20_del_20_documento" style:display-name="Mapa del documento" style:family="paragraph" style:parent-style-name="Standard">
      <style:paragraph-properties fo:margin-top="0in" fo:margin-bottom="0in" loext:contextual-spacing="false" fo:line-height="100%"/>
      <style:text-properties style:font-name="Lucida Grande" fo:font-family="'Lucida Grande'" style:font-pitch="variable" style:font-name-complex="Lucida Grande" style:font-family-complex="'Lucida Grande'" style:font-pitch-complex="variable"/>
    </style:style>
    <style:style style:name="Texto_20_comentario" style:display-name="Texto comentario" style:family="paragraph" style:parent-style-name="Standard">
      <style:paragraph-properties fo:line-height="100%"/>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uente_20_de_20_párrafo_20_predeter." style:display-name="Fuente de párrafo predeter." style:family="text"/>
    <style:style style:name="Footnote_20_Symbol" style:display-name="Footnote Symbol" style:family="text">
      <style:text-properties style:text-position="54% 100%"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text-properties fo:color="#2e74b5" style:font-name="Calibri Light" fo:font-family="'Calibri Light'" style:font-pitch="variable" fo:font-size="12pt" fo:language="en" fo:country="US" fo:font-style="italic" style:font-name-asian="MS Gothic" style:font-family-asian="'MS Gothic', 'ＭＳ ゴシック'" style:font-family-generic-asian="modern" style:font-size-asian="12pt" style:font-style-asian="italic" style:font-name-complex="Mangal" style:font-family-complex="Mangal" style:font-family-generic-complex="roman" style:font-pitch-complex="variable" style:font-size-complex="10.5pt" style:language-complex="hi" style:country-complex="IN" style:font-style-complex="italic"/>
    </style:style>
    <style:style style:name="Texto_20_de_20_globo_20_Car" style:display-name="Texto de globo Car" style:family="text">
      <style:text-properties style:font-name="Lucida Grande" fo:font-family="'Lucida Grande'" style:font-pitch="variable" fo:font-size="9pt" fo:language="en" fo:country="US" style:font-name-asian="Droid Sans Fallback" style:font-family-asian="'Droid Sans Fallback', Cambria" style:font-pitch-asian="variable" style:font-size-asian="9pt" style:font-name-complex="Lucida Grande" style:font-family-complex="'Lucida Grande'" style:font-pitch-complex="variable" style:font-size-complex="9pt" style:language-complex="hi" style:country-complex="IN"/>
    </style:style>
    <style:style style:name="Texto_20_nota_20_pie_20_Car" style:display-name="Texto nota pie Car" style:family="text">
      <style:text-properties style:font-name="Times New Roman" fo:font-family="'Times New Roman'" style:font-family-generic="roman" style:font-pitch="variable" fo:font-size="10pt" fo:language="en" fo:country="US" style:font-name-asian="Droid Sans Fallback" style:font-family-asian="'Droid Sans Fallback', Cambria" style:font-pitch-asian="variable" style:font-size-asian="10pt" style:font-name-complex="FreeSans" style:font-family-complex="FreeSans, 'Times New Roman'" style:font-family-generic-complex="roman" style:font-size-complex="10pt" style:language-complex="hi" style:country-complex="IN"/>
    </style:style>
    <style:style style:name="Texto_20_del_20_marcador_20_de_20_posición" style:display-name="Texto del marcador de posición" style:family="text">
      <style:text-properties fo:color="#808080"/>
    </style:style>
    <style:style style:name="Mapa_20_del_20_documento_20_Car" style:display-name="Mapa del documento Car" style:family="text">
      <style:text-properties style:font-name="Lucida Grande" fo:font-family="'Lucida Grande'" style:font-pitch="variable" fo:font-size="12pt" fo:language="en" fo:country="US" style:font-name-asian="Droid Sans Fallback" style:font-family-asian="'Droid Sans Fallback', Cambria" style:font-pitch-asian="variable" style:font-size-asian="12pt" style:font-name-complex="Lucida Grande" style:font-family-complex="'Lucida Grande'" style:font-pitch-complex="variable" style:font-size-complex="12pt" style:language-complex="hi" style:country-complex="IN"/>
    </style:style>
    <style:style style:name="Ref._20_de_20_comentario" style:display-name="Ref. de comentario" style:family="text">
      <style:text-properties fo:font-size="9pt" style:font-size-asian="9pt" style:font-size-complex="9pt"/>
    </style:style>
    <style:style style:name="Texto_20_comentario_20_Car" style:display-name="Texto comentario Car" style:family="text">
      <style:text-properties style:font-name="Times New Roman" fo:font-family="'Times New Roman'" style:font-family-generic="roman" style:font-pitch="variable" fo:font-size="12pt" fo:language="en" fo:country="US" style:font-name-asian="Droid Sans Fallback" style:font-family-asian="'Droid Sans Fallback', Cambria" style:font-pitch-asian="variable" style:font-size-asian="12pt" style:font-name-complex="FreeSans" style:font-family-complex="FreeSans, 'Times New Roman'" style:font-family-generic-complex="roman" style:font-size-complex="12pt" style:language-complex="hi" style:country-complex="IN"/>
    </style:style>
    <style:style style:name="Asunto_20_del_20_comentario_20_Car" style:display-name="Asunto del comentario Car" style:family="text">
      <style:text-properties style:font-name="Times New Roman" fo:font-family="'Times New Roman'" style:font-family-generic="roman" style:font-pitch="variable" fo:font-size="10pt" fo:language="en" fo:country="US" fo:font-weight="bold" style:font-name-asian="Droid Sans Fallback" style:font-family-asian="'Droid Sans Fallback', Cambria" style:font-pitch-asian="variable" style:font-size-asian="10pt" style:font-weight-asian="bold" style:font-name-complex="FreeSans" style:font-family-complex="FreeSans, 'Times New Roman'" style:font-family-generic-complex="roman" style:font-size-complex="10pt" style:language-complex="hi" style:country-complex="IN" style:font-weight-complex="bold"/>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2z0"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text:style-name="WW8Num4z2" style:num-format="">
        <style:list-level-properties text:list-level-position-and-space-mode="label-alignment">
          <style:list-level-label-alignment text:label-followed-by="nothing" fo:text-indent="-0.1965in" fo:margin-left="0.1965in"/>
        </style:list-level-properties>
      </text:list-level-style-number>
      <text:list-level-style-number text:level="4" text:style-name="WW8Num4z3" style:num-format="">
        <style:list-level-properties text:list-level-position-and-space-mode="label-alignment">
          <style:list-level-label-alignment text:label-followed-by="nothing" fo:text-indent="-0.1965in" fo:margin-left="0.1965in"/>
        </style:list-level-properties>
      </text:list-level-style-number>
      <text:list-level-style-number text:level="5" text:style-name="WW8Num4z4" style:num-format="">
        <style:list-level-properties text:list-level-position-and-space-mode="label-alignment">
          <style:list-level-label-alignment text:label-followed-by="nothing" fo:text-indent="-0.1965in" fo:margin-left="0.1965in"/>
        </style:list-level-properties>
      </text:list-level-style-number>
      <text:list-level-style-number text:level="6" text:style-name="WW8Num4z5" style:num-format="">
        <style:list-level-properties text:list-level-position-and-space-mode="label-alignment">
          <style:list-level-label-alignment text:label-followed-by="nothing" fo:text-indent="-0.1965in" fo:margin-left="0.1965in"/>
        </style:list-level-properties>
      </text:list-level-style-number>
      <text:list-level-style-number text:level="7" text:style-name="WW8Num4z6" style:num-format="">
        <style:list-level-properties text:list-level-position-and-space-mode="label-alignment">
          <style:list-level-label-alignment text:label-followed-by="nothing" fo:text-indent="-0.1965in" fo:margin-left="0.1965in"/>
        </style:list-level-properties>
      </text:list-level-style-number>
      <text:list-level-style-number text:level="8" text:style-name="WW8Num4z7" style:num-format="">
        <style:list-level-properties text:list-level-position-and-space-mode="label-alignment">
          <style:list-level-label-alignment text:label-followed-by="nothing" fo:text-indent="-0.1965in" fo:margin-left="0.1965in"/>
        </style:list-level-properties>
      </text:list-level-style-number>
      <text:list-level-style-number text:level="9" text:style-name="WW8Num4z8"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meta:creation-date>2019-07-23T10:57:00</meta:creation-date>
    <dc:creator>Anna</dc:creator>
    <dc:date>2019-07-23T10:57:00</dc:date>
    <meta:print-date>2019-07-23T10:57:00</meta:print-date>
    <meta:editing-cycles>3</meta:editing-cycles>
    <meta:editing-duration>PT1M</meta:editing-duration>
    <meta:document-statistic meta:table-count="0" meta:image-count="0" meta:object-count="0" meta:page-count="10" meta:paragraph-count="204" meta:word-count="5400" meta:character-count="33909" meta:non-whitespace-character-count="28335"/>
    <meta:generator>LibreOffice/6.0.7.3$Linux_X86_64 LibreOffice_project/00m0$Build-3</meta:generator>
  </office:meta>
</office:document-meta>
</file>